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00000000CF73E1439B139099FF.jpg" manifest:media-type="image/jpe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2" svg:font-family="Arial" style:font-adornments="Itálico" style:font-family-generic="swiss" style:font-pitch="variable"/>
    <style:font-face style:name="Arial1" svg:font-family="Arial" style:font-adornments="Negrito" style:font-family-generic="swiss" style:font-pitch="variable"/>
    <style:font-face style:name="Arial" svg:font-family="Arial" style:font-adornments="Normal" style:font-family-generic="swiss" style:font-pitch="variable"/>
    <style:font-face style:name="Impact" svg:font-family="Impact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6cm" table:align="margins"/>
    </style:style>
    <style:style style:name="Tabela1.A" style:family="table-column">
      <style:table-column-properties style:column-width="7.999cm" style:rel-column-width="32767*"/>
    </style:style>
    <style:style style:name="Tabela1.B" style:family="table-column">
      <style:table-column-properties style:column-width="8.001cm" style:rel-column-width="32768*"/>
    </style:style>
    <style:style style:name="Tabela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style:vertical-align="middle" fo:padding="0.097cm" fo:border="0.05pt solid #000000"/>
    </style:style>
    <style:style style:name="Tabe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1c8e08" officeooo:paragraph-rsid="001c8e08"/>
    </style:style>
    <style:style style:name="P2" style:family="paragraph" style:parent-style-name="Text_20_body">
      <style:text-properties officeooo:rsid="001dce4f" officeooo:paragraph-rsid="001dce4f"/>
    </style:style>
    <style:style style:name="P3" style:family="paragraph" style:parent-style-name="Text_20_body">
      <style:text-properties officeooo:rsid="001ecb23" officeooo:paragraph-rsid="001ecb23"/>
    </style:style>
    <style:style style:name="P4" style:family="paragraph" style:parent-style-name="Text_20_body">
      <style:text-properties fo:font-weight="bold" style:font-weight-asian="bold" style:font-weight-complex="bold"/>
    </style:style>
    <style:style style:name="P5" style:family="paragraph" style:parent-style-name="Text_20_body">
      <style:text-properties fo:font-weight="bold" officeooo:rsid="001c8e08" style:font-weight-asian="bold" style:font-weight-complex="bold"/>
    </style:style>
    <style:style style:name="P6" style:family="paragraph" style:parent-style-name="Text_20_body">
      <style:text-properties fo:font-weight="bold" officeooo:rsid="001c8e08" officeooo:paragraph-rsid="001c8e08" style:font-weight-asian="bold" style:font-weight-complex="bold"/>
    </style:style>
    <style:style style:name="P7" style:family="paragraph" style:parent-style-name="Text_20_body">
      <style:text-properties fo:font-weight="bold" officeooo:rsid="001c8e08" officeooo:paragraph-rsid="0032de24" style:font-weight-asian="bold" style:font-weight-complex="bold"/>
    </style:style>
    <style:style style:name="P8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9" style:family="paragraph" style:parent-style-name="Text_20_body">
      <style:text-properties fo:font-weight="bold" officeooo:rsid="0026d7ad" officeooo:paragraph-rsid="0026d7ad" style:font-weight-asian="bold" style:font-weight-complex="bold"/>
    </style:style>
    <style:style style:name="P10" style:family="paragraph" style:parent-style-name="Text_20_body">
      <style:text-properties fo:font-weight="bold" officeooo:rsid="0030a8cc" officeooo:paragraph-rsid="0030a8cc" style:font-weight-asian="bold" style:font-weight-complex="bold"/>
    </style:style>
    <style:style style:name="P11" style:family="paragraph" style:parent-style-name="Text_20_body">
      <style:text-properties fo:font-weight="bold" officeooo:rsid="00427e05" officeooo:paragraph-rsid="00427e05" style:font-weight-asian="bold" style:font-weight-complex="bold"/>
    </style:style>
    <style:style style:name="P12" style:family="paragraph" style:parent-style-name="Text_20_body">
      <style:text-properties officeooo:paragraph-rsid="001ecb23"/>
    </style:style>
    <style:style style:name="P13" style:family="paragraph" style:parent-style-name="Text_20_body">
      <style:text-properties fo:font-style="italic" style:font-style-asian="italic" style:font-style-complex="italic"/>
    </style:style>
    <style:style style:name="P14" style:family="paragraph" style:parent-style-name="Text_20_body">
      <style:text-properties fo:font-weight="normal" officeooo:rsid="001dce4f" officeooo:paragraph-rsid="001dce4f" style:font-weight-asian="normal" style:font-weight-complex="normal"/>
    </style:style>
    <style:style style:name="P15" style:family="paragraph" style:parent-style-name="Text_20_body">
      <style:text-properties fo:font-weight="normal" officeooo:rsid="001ecb23" officeooo:paragraph-rsid="001ecb23" style:font-weight-asian="normal" style:font-weight-complex="normal"/>
    </style:style>
    <style:style style:name="P16" style:family="paragraph" style:parent-style-name="Text_20_body">
      <style:text-properties fo:font-weight="normal" officeooo:rsid="0026d7ad" officeooo:paragraph-rsid="0026d7ad" style:font-weight-asian="normal" style:font-weight-complex="normal"/>
    </style:style>
    <style:style style:name="P17" style:family="paragraph" style:parent-style-name="Text_20_body">
      <style:paragraph-properties fo:text-align="center" style:justify-single-word="false"/>
      <style:text-properties fo:font-weight="normal" style:font-weight-asian="normal" style:font-weight-complex="normal"/>
    </style:style>
    <style:style style:name="P18" style:family="paragraph" style:parent-style-name="Text_20_body">
      <style:paragraph-properties fo:text-align="center" style:justify-single-word="false"/>
      <style:text-properties fo:font-weight="normal" officeooo:rsid="0024ffc7" officeooo:paragraph-rsid="0024ffc7" style:font-weight-asian="normal" style:font-weight-complex="normal"/>
    </style:style>
    <style:style style:name="P19" style:family="paragraph" style:parent-style-name="Text_20_body">
      <style:text-properties fo:font-weight="normal" officeooo:rsid="0021369c" officeooo:paragraph-rsid="0021369c" style:font-weight-asian="normal" style:font-weight-complex="normal"/>
    </style:style>
    <style:style style:name="P20" style:family="paragraph" style:parent-style-name="Text_20_body">
      <style:text-properties fo:font-weight="normal" officeooo:rsid="00232c71" officeooo:paragraph-rsid="00232c71" style:font-weight-asian="normal" style:font-weight-complex="normal"/>
    </style:style>
    <style:style style:name="P21" style:family="paragraph" style:parent-style-name="Text_20_body">
      <style:text-properties fo:font-weight="normal" officeooo:rsid="002cd7aa" officeooo:paragraph-rsid="002cd7aa" style:font-weight-asian="normal" style:font-weight-complex="normal"/>
    </style:style>
    <style:style style:name="P22" style:family="paragraph" style:parent-style-name="Text_20_body">
      <style:text-properties fo:font-weight="normal" officeooo:rsid="0030a8cc" officeooo:paragraph-rsid="0030a8cc" style:font-weight-asian="normal" style:font-weight-complex="normal"/>
    </style:style>
    <style:style style:name="P23" style:family="paragraph" style:parent-style-name="Text_20_body">
      <style:text-properties fo:font-style="normal" style:font-style-asian="normal" style:font-style-complex="normal"/>
    </style:style>
    <style:style style:name="P24" style:family="paragraph" style:parent-style-name="Text_20_body">
      <style:text-properties fo:font-style="normal" officeooo:rsid="001ecb23" officeooo:paragraph-rsid="001ecb23" style:font-style-asian="normal" style:font-style-complex="normal"/>
    </style:style>
    <style:style style:name="P25" style:family="paragraph" style:parent-style-name="Text_20_body">
      <style:text-properties fo:font-style="normal" fo:font-weight="bold" officeooo:rsid="001ecb23" officeooo:paragraph-rsid="001ecb23" style:font-style-asian="normal" style:font-weight-asian="bold" style:font-style-complex="normal" style:font-weight-complex="bold"/>
    </style:style>
    <style:style style:name="P26" style:family="paragraph" style:parent-style-name="Text_20_body">
      <style:text-properties fo:font-style="normal" fo:font-weight="normal" officeooo:rsid="001ecb23" officeooo:paragraph-rsid="001ecb23" style:font-style-asian="normal" style:font-weight-asian="normal" style:font-style-complex="normal" style:font-weight-complex="normal"/>
    </style:style>
    <style:style style:name="P27" style:family="paragraph" style:parent-style-name="Text_20_body">
      <style:text-properties officeooo:paragraph-rsid="001f8c48"/>
    </style:style>
    <style:style style:name="P28" style:family="paragraph" style:parent-style-name="Text_20_body">
      <style:text-properties officeooo:rsid="0021369c" officeooo:paragraph-rsid="0021369c"/>
    </style:style>
    <style:style style:name="P29" style:family="paragraph" style:parent-style-name="Text_20_body">
      <style:text-properties style:font-name="Arial" fo:language="pt" fo:country="BR" fo:font-weight="normal" officeooo:rsid="0028103a" officeooo:paragraph-rsid="0028103a" style:font-weight-asian="normal" style:font-weight-complex="normal"/>
    </style:style>
    <style:style style:name="P30" style:family="paragraph" style:parent-style-name="Text_20_body">
      <style:text-properties style:font-name="Arial" fo:language="pt" fo:country="BR" officeooo:rsid="0044956e" officeooo:paragraph-rsid="0044956e"/>
    </style:style>
    <style:style style:name="P31" style:family="paragraph" style:parent-style-name="Text_20_body">
      <style:text-properties style:font-name="Arial" fo:language="pt" fo:country="BR" officeooo:rsid="0044956e" officeooo:paragraph-rsid="0045e120"/>
    </style:style>
    <style:style style:name="P32" style:family="paragraph" style:parent-style-name="Text_20_body">
      <style:text-properties style:font-name="Arial" fo:language="pt" fo:country="BR" officeooo:rsid="0045e120" officeooo:paragraph-rsid="0045e120"/>
    </style:style>
    <style:style style:name="P33" style:family="paragraph" style:parent-style-name="Text_20_body">
      <style:text-properties officeooo:paragraph-rsid="0021369c"/>
    </style:style>
    <style:style style:name="P34" style:family="paragraph" style:parent-style-name="Text_20_body">
      <style:text-properties officeooo:rsid="00232c71" officeooo:paragraph-rsid="00232c71"/>
    </style:style>
    <style:style style:name="P35" style:family="paragraph" style:parent-style-name="Text_20_body">
      <style:paragraph-properties fo:text-align="center" style:justify-single-word="false"/>
    </style:style>
    <style:style style:name="P36" style:family="paragraph" style:parent-style-name="Text_20_body">
      <style:text-properties officeooo:rsid="0026d7ad" officeooo:paragraph-rsid="0026d7ad"/>
    </style:style>
    <style:style style:name="P37" style:family="paragraph" style:parent-style-name="Text_20_body">
      <style:text-properties officeooo:paragraph-rsid="0026d7ad"/>
    </style:style>
    <style:style style:name="P38" style:family="paragraph" style:parent-style-name="Text_20_body">
      <style:text-properties officeooo:rsid="0028103a" officeooo:paragraph-rsid="0028103a"/>
    </style:style>
    <style:style style:name="P39" style:family="paragraph" style:parent-style-name="Text_20_body">
      <style:text-properties officeooo:rsid="0029ace0" officeooo:paragraph-rsid="0029ace0"/>
    </style:style>
    <style:style style:name="P40" style:family="paragraph" style:parent-style-name="Text_20_body">
      <style:text-properties officeooo:rsid="0029ace0" officeooo:paragraph-rsid="002b4694"/>
    </style:style>
    <style:style style:name="P41" style:family="paragraph" style:parent-style-name="Text_20_body">
      <style:text-properties officeooo:rsid="0029ace0" officeooo:paragraph-rsid="002fe004"/>
    </style:style>
    <style:style style:name="P42" style:family="paragraph" style:parent-style-name="Text_20_body">
      <style:text-properties officeooo:rsid="002b4694" officeooo:paragraph-rsid="002b4694"/>
    </style:style>
    <style:style style:name="P43" style:family="paragraph" style:parent-style-name="Text_20_body">
      <style:text-properties officeooo:rsid="002fe004" officeooo:paragraph-rsid="002fe004"/>
    </style:style>
    <style:style style:name="P44" style:family="paragraph" style:parent-style-name="Text_20_body">
      <style:text-properties officeooo:rsid="002cd7aa" officeooo:paragraph-rsid="002cd7aa"/>
    </style:style>
    <style:style style:name="P45" style:family="paragraph" style:parent-style-name="Text_20_body">
      <style:text-properties officeooo:rsid="00302eb9" officeooo:paragraph-rsid="00302eb9"/>
    </style:style>
    <style:style style:name="P46" style:family="paragraph" style:parent-style-name="Text_20_body">
      <style:text-properties officeooo:rsid="0030a8cc" officeooo:paragraph-rsid="00302eb9"/>
    </style:style>
    <style:style style:name="P47" style:family="paragraph" style:parent-style-name="Text_20_body">
      <style:text-properties officeooo:rsid="0030a8cc" officeooo:paragraph-rsid="0030a8cc"/>
    </style:style>
    <style:style style:name="P48" style:family="paragraph" style:parent-style-name="Text_20_body">
      <style:text-properties officeooo:rsid="0031e559" officeooo:paragraph-rsid="0031e559"/>
    </style:style>
    <style:style style:name="P49" style:family="paragraph" style:parent-style-name="Text_20_body">
      <style:text-properties officeooo:rsid="003ef55d" officeooo:paragraph-rsid="003ef55d"/>
    </style:style>
    <style:style style:name="P50" style:family="paragraph" style:parent-style-name="Text_20_body">
      <style:text-properties officeooo:rsid="003f3a89" officeooo:paragraph-rsid="003f3a89"/>
    </style:style>
    <style:style style:name="P51" style:family="paragraph" style:parent-style-name="Text_20_body">
      <style:text-properties officeooo:paragraph-rsid="003f3a89"/>
    </style:style>
    <style:style style:name="P52" style:family="paragraph" style:parent-style-name="Text_20_body">
      <style:text-properties officeooo:rsid="003ff777" officeooo:paragraph-rsid="003ff777"/>
    </style:style>
    <style:style style:name="P53" style:family="paragraph" style:parent-style-name="Text_20_body">
      <style:text-properties officeooo:paragraph-rsid="003ff777"/>
    </style:style>
    <style:style style:name="P54" style:family="paragraph" style:parent-style-name="Text_20_body">
      <style:text-properties officeooo:rsid="0041a358" officeooo:paragraph-rsid="0041a358"/>
    </style:style>
    <style:style style:name="P55" style:family="paragraph" style:parent-style-name="Text_20_body">
      <style:text-properties officeooo:rsid="00462aa3" officeooo:paragraph-rsid="00462aa3"/>
    </style:style>
    <style:style style:name="P56" style:family="paragraph" style:parent-style-name="Text_20_body">
      <style:text-properties officeooo:rsid="0047e62c" officeooo:paragraph-rsid="0047e62c"/>
    </style:style>
    <style:style style:name="P57" style:family="paragraph" style:parent-style-name="Text_20_body">
      <style:text-properties officeooo:rsid="0049c3fe" officeooo:paragraph-rsid="0049c3fe"/>
    </style:style>
    <style:style style:name="P58" style:family="paragraph" style:parent-style-name="Text_20_body">
      <style:text-properties officeooo:rsid="004a8585" officeooo:paragraph-rsid="004a8585"/>
    </style:style>
    <style:style style:name="P59" style:family="paragraph" style:parent-style-name="Text_20_body">
      <style:text-properties officeooo:rsid="004af5e8" officeooo:paragraph-rsid="004af5e8"/>
    </style:style>
    <style:style style:name="P60" style:family="paragraph" style:parent-style-name="Text_20_body">
      <style:text-properties officeooo:rsid="004c4a1b" officeooo:paragraph-rsid="004c4a1b"/>
    </style:style>
    <style:style style:name="P61" style:family="paragraph" style:parent-style-name="Text_20_body">
      <style:text-properties officeooo:rsid="0050f7a8" officeooo:paragraph-rsid="0050f7a8"/>
    </style:style>
    <style:style style:name="P62" style:family="paragraph" style:parent-style-name="Text_20_body">
      <style:text-properties officeooo:rsid="005276bd" officeooo:paragraph-rsid="005276bd"/>
    </style:style>
    <style:style style:name="P63" style:family="paragraph" style:parent-style-name="Text_20_body">
      <style:text-properties officeooo:paragraph-rsid="005276bd"/>
    </style:style>
    <style:style style:name="P64" style:family="paragraph" style:parent-style-name="Text_20_body">
      <style:paragraph-properties fo:text-align="justify" style:justify-single-word="false"/>
      <style:text-properties officeooo:rsid="0054a586" officeooo:paragraph-rsid="0054a586"/>
    </style:style>
    <style:style style:name="P65" style:family="paragraph" style:parent-style-name="Text_20_body">
      <style:text-properties officeooo:rsid="005b4571" officeooo:paragraph-rsid="005b4571"/>
    </style:style>
    <style:style style:name="P66" style:family="paragraph" style:parent-style-name="Text_20_body">
      <style:text-properties style:font-name="Impact" fo:font-weight="normal" officeooo:rsid="0056c67e" officeooo:paragraph-rsid="0056c67e" style:font-weight-asian="normal" style:font-weight-complex="normal"/>
    </style:style>
    <style:style style:name="P67" style:family="paragraph" style:parent-style-name="Text_20_body">
      <style:text-properties style:font-name="Impact" fo:font-weight="normal" officeooo:rsid="005b4571" officeooo:paragraph-rsid="005b4571" style:font-weight-asian="normal" style:font-weight-complex="normal"/>
    </style:style>
    <style:style style:name="P68" style:family="paragraph" style:parent-style-name="Text_20_body">
      <style:text-properties officeooo:paragraph-rsid="0060d0fa"/>
    </style:style>
    <style:style style:name="P69" style:family="paragraph" style:parent-style-name="Text_20_body">
      <style:text-properties officeooo:rsid="0064d0ce" officeooo:paragraph-rsid="0064d0ce"/>
    </style:style>
    <style:style style:name="P70" style:family="paragraph" style:parent-style-name="Text_20_body">
      <style:paragraph-properties fo:text-align="justify" style:justify-single-word="false"/>
      <style:text-properties fo:language="en" fo:country="US" officeooo:rsid="006c5b48" officeooo:paragraph-rsid="006c5b48"/>
    </style:style>
    <style:style style:name="P71" style:family="paragraph" style:parent-style-name="Text_20_body">
      <style:text-properties officeooo:rsid="0071107b" officeooo:paragraph-rsid="00722a67"/>
    </style:style>
    <style:style style:name="P72" style:family="paragraph" style:parent-style-name="Text_20_body">
      <style:text-properties officeooo:rsid="00722a67" officeooo:paragraph-rsid="00722a67"/>
    </style:style>
    <style:style style:name="P73" style:family="paragraph" style:parent-style-name="Text_20_body">
      <style:paragraph-properties fo:break-before="page"/>
      <style:text-properties fo:font-weight="bold" style:font-weight-asian="bold" style:font-weight-complex="bold"/>
    </style:style>
    <style:style style:name="P74" style:family="paragraph" style:parent-style-name="Contents_20_Heading">
      <style:paragraph-properties fo:break-before="page"/>
    </style:style>
    <style:style style:name="P75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76" style:family="paragraph" style:parent-style-name="Contents_20_2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77" style:family="paragraph" style:parent-style-name="Table_20_Contents">
      <style:paragraph-properties fo:text-align="center" style:justify-single-word="false"/>
      <style:text-properties officeooo:rsid="0071df56" officeooo:paragraph-rsid="0071df56"/>
    </style:style>
    <style:style style:name="P78" style:family="paragraph" style:parent-style-name="Heading_20_1">
      <style:text-properties officeooo:rsid="0021369c" officeooo:paragraph-rsid="0021369c"/>
    </style:style>
    <style:style style:name="P79" style:family="paragraph" style:parent-style-name="Heading_20_1">
      <style:text-properties officeooo:rsid="0026d7ad" officeooo:paragraph-rsid="0026d7ad"/>
    </style:style>
    <style:style style:name="P80" style:family="paragraph" style:parent-style-name="Heading_20_1">
      <style:text-properties officeooo:rsid="002cd7aa" officeooo:paragraph-rsid="002cd7aa"/>
    </style:style>
    <style:style style:name="P81" style:family="paragraph" style:parent-style-name="Heading_20_1">
      <style:text-properties officeooo:rsid="003ef55d" officeooo:paragraph-rsid="003ef55d"/>
    </style:style>
    <style:style style:name="P82" style:family="paragraph" style:parent-style-name="Heading_20_1">
      <style:text-properties officeooo:rsid="0048ae88" officeooo:paragraph-rsid="0048ae88"/>
    </style:style>
    <style:style style:name="P83" style:family="paragraph" style:parent-style-name="Heading_20_1">
      <style:text-properties officeooo:rsid="0050f7a8" officeooo:paragraph-rsid="0050f7a8"/>
    </style:style>
    <style:style style:name="P84" style:family="paragraph" style:parent-style-name="Heading_20_1">
      <style:text-properties officeooo:rsid="007bcfb0" officeooo:paragraph-rsid="007bcfb0"/>
    </style:style>
    <style:style style:name="P85" style:family="paragraph" style:parent-style-name="Heading_20_1">
      <style:paragraph-properties fo:break-before="page"/>
      <style:text-properties officeooo:rsid="0060d0fa" officeooo:paragraph-rsid="0060d0fa"/>
    </style:style>
    <style:style style:name="P86" style:family="paragraph" style:parent-style-name="Heading_20_2">
      <style:text-properties officeooo:rsid="0021369c" officeooo:paragraph-rsid="0021369c"/>
    </style:style>
    <style:style style:name="P87" style:family="paragraph" style:parent-style-name="Heading_20_2">
      <style:text-properties officeooo:rsid="00232c71" officeooo:paragraph-rsid="00232c71"/>
    </style:style>
    <style:style style:name="P88" style:family="paragraph" style:parent-style-name="Heading_20_2">
      <style:text-properties officeooo:paragraph-rsid="00232c71"/>
    </style:style>
    <style:style style:name="P89" style:family="paragraph" style:parent-style-name="Heading_20_2">
      <style:text-properties officeooo:rsid="0026d7ad" officeooo:paragraph-rsid="0026d7ad"/>
    </style:style>
    <style:style style:name="P90" style:family="paragraph" style:parent-style-name="Heading_20_2">
      <style:text-properties officeooo:rsid="0028103a" officeooo:paragraph-rsid="0028103a"/>
    </style:style>
    <style:style style:name="P91" style:family="paragraph" style:parent-style-name="Heading_20_2">
      <style:text-properties officeooo:rsid="0029ace0" officeooo:paragraph-rsid="0029ace0"/>
    </style:style>
    <style:style style:name="P92" style:family="paragraph" style:parent-style-name="Heading_20_2">
      <style:text-properties officeooo:rsid="002b4694" officeooo:paragraph-rsid="002b4694"/>
    </style:style>
    <style:style style:name="P93" style:family="paragraph" style:parent-style-name="Heading_20_2">
      <style:text-properties officeooo:rsid="002fe004" officeooo:paragraph-rsid="002fe004"/>
    </style:style>
    <style:style style:name="P94" style:family="paragraph" style:parent-style-name="Heading_20_2">
      <style:text-properties officeooo:rsid="00302eb9" officeooo:paragraph-rsid="00302eb9"/>
    </style:style>
    <style:style style:name="P95" style:family="paragraph" style:parent-style-name="Heading_20_2">
      <style:text-properties officeooo:rsid="0030a8cc" officeooo:paragraph-rsid="0030a8cc"/>
    </style:style>
    <style:style style:name="P96" style:family="paragraph" style:parent-style-name="Heading_20_2">
      <style:text-properties officeooo:rsid="003f3a89" officeooo:paragraph-rsid="003f3a89"/>
    </style:style>
    <style:style style:name="P97" style:family="paragraph" style:parent-style-name="Heading_20_2">
      <style:text-properties officeooo:rsid="003ff777" officeooo:paragraph-rsid="003ff777"/>
    </style:style>
    <style:style style:name="P98" style:family="paragraph" style:parent-style-name="Heading_20_2">
      <style:text-properties officeooo:rsid="00427e05" officeooo:paragraph-rsid="00427e05"/>
    </style:style>
    <style:style style:name="P99" style:family="paragraph" style:parent-style-name="Heading_20_2">
      <style:text-properties officeooo:rsid="00462aa3" officeooo:paragraph-rsid="00462aa3"/>
    </style:style>
    <style:style style:name="P100" style:family="paragraph" style:parent-style-name="Heading_20_2">
      <style:text-properties officeooo:rsid="0047e62c" officeooo:paragraph-rsid="0047e62c"/>
    </style:style>
    <style:style style:name="P101" style:family="paragraph" style:parent-style-name="Heading_20_2">
      <style:text-properties officeooo:rsid="0049c3fe" officeooo:paragraph-rsid="0049c3fe"/>
    </style:style>
    <style:style style:name="P102" style:family="paragraph" style:parent-style-name="Heading_20_2">
      <style:text-properties officeooo:rsid="004c4a1b" officeooo:paragraph-rsid="004c4a1b"/>
    </style:style>
    <style:style style:name="P103" style:family="paragraph" style:parent-style-name="Heading_20_2">
      <style:text-properties officeooo:rsid="0050f7a8" officeooo:paragraph-rsid="0050f7a8"/>
    </style:style>
    <style:style style:name="P104" style:family="paragraph" style:parent-style-name="Heading_20_2">
      <style:text-properties officeooo:rsid="0056c67e" officeooo:paragraph-rsid="0056c67e"/>
    </style:style>
    <style:style style:name="P105" style:family="paragraph" style:parent-style-name="Heading_20_2">
      <style:text-properties style:font-name="Impact" fo:font-size="32pt" officeooo:rsid="005b4571" officeooo:paragraph-rsid="005b4571" style:font-size-asian="32pt" style:font-size-complex="32pt"/>
    </style:style>
    <style:style style:name="P106" style:family="paragraph" style:parent-style-name="Heading_20_2">
      <style:text-properties officeooo:paragraph-rsid="00722a67" style:language-asian="ja" style:country-asian="JP"/>
    </style:style>
    <style:style style:name="P107" style:family="paragraph" style:parent-style-name="Heading_20_2">
      <style:text-properties officeooo:rsid="0071107b" officeooo:paragraph-rsid="0071107b"/>
    </style:style>
    <style:style style:name="P108" style:family="paragraph" style:parent-style-name="Heading_20_2">
      <style:text-properties officeooo:rsid="006490f9"/>
    </style:style>
    <style:style style:name="P109" style:family="paragraph" style:parent-style-name="Heading_20_2">
      <style:text-properties officeooo:rsid="00795713" officeooo:paragraph-rsid="00795713"/>
    </style:style>
    <style:style style:name="P110" style:family="paragraph" style:parent-style-name="Heading_20_2">
      <style:text-properties officeooo:rsid="00833af0" officeooo:paragraph-rsid="00833af0"/>
    </style:style>
    <style:style style:name="P111" style:family="paragraph" style:parent-style-name="Heading_20_2">
      <style:text-properties officeooo:paragraph-rsid="008c44c9"/>
    </style:style>
    <style:style style:name="P112" style:family="paragraph" style:parent-style-name="Heading_20_3">
      <style:text-properties officeooo:rsid="006490f9" officeooo:paragraph-rsid="006490f9"/>
    </style:style>
    <style:style style:name="P113" style:family="paragraph" style:parent-style-name="Text_20_body" style:list-style-name=""/>
    <style:style style:name="P114" style:family="paragraph" style:parent-style-name="Text_20_body" style:list-style-name="L1">
      <style:text-properties fo:font-weight="bold" officeooo:rsid="001c8e08" officeooo:paragraph-rsid="001c8e08" style:font-weight-asian="bold" style:font-weight-complex="bold"/>
    </style:style>
    <style:style style:name="P115" style:family="paragraph" style:parent-style-name="Text_20_body" style:list-style-name="L14">
      <style:text-properties fo:font-weight="bold" officeooo:rsid="0026d7ad" officeooo:paragraph-rsid="0026d7ad" style:font-weight-asian="bold" style:font-weight-complex="bold"/>
    </style:style>
    <style:style style:name="P116" style:family="paragraph" style:parent-style-name="Text_20_body" style:list-style-name="L30">
      <style:text-properties fo:font-weight="bold" officeooo:rsid="0041a358" officeooo:paragraph-rsid="0041a358" style:font-weight-asian="bold" style:font-weight-complex="bold"/>
    </style:style>
    <style:style style:name="P117" style:family="paragraph" style:parent-style-name="Text_20_body" style:list-style-name="L2">
      <style:text-properties officeooo:rsid="001dce4f" officeooo:paragraph-rsid="001dce4f"/>
    </style:style>
    <style:style style:name="P118" style:family="paragraph" style:parent-style-name="Text_20_body" style:list-style-name="L3">
      <style:text-properties fo:font-weight="normal" officeooo:rsid="001dce4f" officeooo:paragraph-rsid="001dce4f" style:font-weight-asian="normal" style:font-weight-complex="normal"/>
    </style:style>
    <style:style style:name="P119" style:family="paragraph" style:parent-style-name="Text_20_body" style:list-style-name="L4">
      <style:text-properties fo:font-weight="normal" officeooo:rsid="001ecb23" officeooo:paragraph-rsid="001ecb23" style:font-weight-asian="normal" style:font-weight-complex="normal"/>
    </style:style>
    <style:style style:name="P120" style:family="paragraph" style:parent-style-name="Text_20_body" style:list-style-name="L9">
      <style:text-properties fo:font-weight="normal" officeooo:rsid="0021369c" officeooo:paragraph-rsid="0021369c" style:font-weight-asian="normal" style:font-weight-complex="normal"/>
    </style:style>
    <style:style style:name="P121" style:family="paragraph" style:parent-style-name="Text_20_body" style:list-style-name="L10">
      <style:text-properties fo:font-weight="normal" officeooo:rsid="0021369c" officeooo:paragraph-rsid="0021369c" style:font-weight-asian="normal" style:font-weight-complex="normal"/>
    </style:style>
    <style:style style:name="P122" style:family="paragraph" style:parent-style-name="Text_20_body" style:list-style-name="L11">
      <style:text-properties fo:font-weight="normal" officeooo:rsid="00232c71" style:font-weight-asian="normal" style:font-weight-complex="normal"/>
    </style:style>
    <style:style style:name="P123" style:family="paragraph" style:parent-style-name="Text_20_body" style:list-style-name="L11">
      <style:text-properties fo:font-weight="normal" officeooo:rsid="00232c71" officeooo:paragraph-rsid="00232c71" style:font-weight-asian="normal" style:font-weight-complex="normal"/>
    </style:style>
    <style:style style:name="P124" style:family="paragraph" style:parent-style-name="Text_20_body" style:list-style-name="L15">
      <style:text-properties fo:font-weight="normal" officeooo:rsid="0028103a" officeooo:paragraph-rsid="0028103a" style:font-weight-asian="normal" style:font-weight-complex="normal"/>
    </style:style>
    <style:style style:name="P125" style:family="paragraph" style:parent-style-name="Text_20_body" style:list-style-name="L19">
      <style:text-properties fo:font-weight="normal" officeooo:rsid="002cd7aa" officeooo:paragraph-rsid="002cd7aa" style:font-weight-asian="normal" style:font-weight-complex="normal"/>
    </style:style>
    <style:style style:name="P126" style:family="paragraph" style:parent-style-name="Text_20_body" style:list-style-name="L24">
      <style:text-properties fo:font-weight="normal" officeooo:rsid="0030a8cc" officeooo:paragraph-rsid="0030a8cc" style:font-weight-asian="normal" style:font-weight-complex="normal"/>
    </style:style>
    <style:style style:name="P127" style:family="paragraph" style:parent-style-name="Text_20_body" style:list-style-name="L5">
      <style:text-properties officeooo:rsid="001ecb23" officeooo:paragraph-rsid="001ecb23"/>
    </style:style>
    <style:style style:name="P128" style:family="paragraph" style:parent-style-name="Text_20_body" style:list-style-name="L6">
      <style:text-properties fo:font-style="normal" officeooo:rsid="001ecb23" officeooo:paragraph-rsid="001ecb23" style:font-style-asian="normal" style:font-style-complex="normal"/>
    </style:style>
    <style:style style:name="P129" style:family="paragraph" style:parent-style-name="Text_20_body" style:list-style-name="L7">
      <style:text-properties officeooo:rsid="0021369c" officeooo:paragraph-rsid="0021369c"/>
    </style:style>
    <style:style style:name="P130" style:family="paragraph" style:parent-style-name="Text_20_body" style:list-style-name="L8">
      <style:text-properties officeooo:rsid="0021369c" officeooo:paragraph-rsid="0021369c"/>
    </style:style>
    <style:style style:name="P131" style:family="paragraph" style:parent-style-name="Text_20_body" style:list-style-name="L9">
      <style:text-properties officeooo:rsid="0021369c" officeooo:paragraph-rsid="0021369c"/>
    </style:style>
    <style:style style:name="P132" style:family="paragraph" style:parent-style-name="Text_20_body" style:list-style-name="L12">
      <style:text-properties officeooo:rsid="00232c71" officeooo:paragraph-rsid="00232c71"/>
    </style:style>
    <style:style style:name="P133" style:family="paragraph" style:parent-style-name="Text_20_body" style:list-style-name="L13">
      <style:text-properties officeooo:rsid="00232c71" officeooo:paragraph-rsid="00232c71"/>
    </style:style>
    <style:style style:name="P134" style:family="paragraph" style:parent-style-name="Text_20_body" style:list-style-name="L14">
      <style:text-properties officeooo:rsid="0026d7ad" officeooo:paragraph-rsid="0026d7ad"/>
    </style:style>
    <style:style style:name="P135" style:family="paragraph" style:parent-style-name="Text_20_body" style:list-style-name="L15">
      <style:text-properties style:font-name="Arial" fo:language="pt" fo:country="BR" fo:font-weight="normal" officeooo:rsid="0028103a" officeooo:paragraph-rsid="0028103a" style:font-weight-asian="normal" style:font-weight-complex="normal"/>
    </style:style>
    <style:style style:name="P136" style:family="paragraph" style:parent-style-name="Text_20_body" style:list-style-name="L32">
      <style:text-properties style:font-name="Arial" fo:language="pt" fo:country="BR" officeooo:rsid="0045e120" officeooo:paragraph-rsid="0045e120"/>
    </style:style>
    <style:style style:name="P137" style:family="paragraph" style:parent-style-name="Text_20_body" style:list-style-name="L16">
      <style:text-properties officeooo:rsid="0028103a" officeooo:paragraph-rsid="0028103a"/>
    </style:style>
    <style:style style:name="P138" style:family="paragraph" style:parent-style-name="Text_20_body" style:list-style-name="L17">
      <style:text-properties officeooo:rsid="0029ace0" officeooo:paragraph-rsid="0029ace0"/>
    </style:style>
    <style:style style:name="P139" style:family="paragraph" style:parent-style-name="Text_20_body" style:list-style-name="L18">
      <style:text-properties officeooo:rsid="002b4694" officeooo:paragraph-rsid="002b4694"/>
    </style:style>
    <style:style style:name="P140" style:family="paragraph" style:parent-style-name="Text_20_body" style:list-style-name="L20">
      <style:text-properties officeooo:rsid="002fe004" officeooo:paragraph-rsid="002fe004"/>
    </style:style>
    <style:style style:name="P141" style:family="paragraph" style:parent-style-name="Text_20_body" style:list-style-name="L21">
      <style:text-properties officeooo:rsid="002fe004" officeooo:paragraph-rsid="002fe004"/>
    </style:style>
    <style:style style:name="P142" style:family="paragraph" style:parent-style-name="Text_20_body" style:list-style-name="L22">
      <style:text-properties officeooo:rsid="00302eb9" officeooo:paragraph-rsid="00302eb9"/>
    </style:style>
    <style:style style:name="P143" style:family="paragraph" style:parent-style-name="Text_20_body" style:list-style-name="L23">
      <style:text-properties officeooo:rsid="0030a8cc" officeooo:paragraph-rsid="0030a8cc"/>
    </style:style>
    <style:style style:name="P144" style:family="paragraph" style:parent-style-name="Text_20_body" style:list-style-name="L25"/>
    <style:style style:name="P145" style:family="paragraph" style:parent-style-name="Text_20_body" style:list-style-name="L26">
      <style:text-properties officeooo:rsid="0031e559" officeooo:paragraph-rsid="0031e559"/>
    </style:style>
    <style:style style:name="P146" style:family="paragraph" style:parent-style-name="Text_20_body" style:list-style-name="L27">
      <style:text-properties officeooo:rsid="003ef55d" officeooo:paragraph-rsid="003ef55d"/>
    </style:style>
    <style:style style:name="P147" style:family="paragraph" style:parent-style-name="Text_20_body" style:list-style-name="L28">
      <style:text-properties officeooo:rsid="003f3a89" officeooo:paragraph-rsid="003f3a89"/>
    </style:style>
    <style:style style:name="P148" style:family="paragraph" style:parent-style-name="Text_20_body" style:list-style-name="L29">
      <style:text-properties officeooo:rsid="003ff777" officeooo:paragraph-rsid="003ff777"/>
    </style:style>
    <style:style style:name="P149" style:family="paragraph" style:parent-style-name="Text_20_body" style:list-style-name="L30">
      <style:text-properties officeooo:rsid="0041a358" officeooo:paragraph-rsid="0041a358"/>
    </style:style>
    <style:style style:name="P150" style:family="paragraph" style:parent-style-name="Text_20_body" style:list-style-name="L31">
      <style:text-properties officeooo:rsid="00427e05" officeooo:paragraph-rsid="00427e05"/>
    </style:style>
    <style:style style:name="P151" style:family="paragraph" style:parent-style-name="Text_20_body" style:list-style-name="L33">
      <style:text-properties officeooo:rsid="00462aa3" officeooo:paragraph-rsid="00462aa3"/>
    </style:style>
    <style:style style:name="P152" style:family="paragraph" style:parent-style-name="Text_20_body" style:list-style-name="L34">
      <style:text-properties officeooo:rsid="0049c3fe" officeooo:paragraph-rsid="0049c3fe"/>
    </style:style>
    <style:style style:name="P153" style:family="paragraph" style:parent-style-name="Text_20_body" style:list-style-name="L35">
      <style:text-properties officeooo:rsid="004a8585" officeooo:paragraph-rsid="004a8585"/>
    </style:style>
    <style:style style:name="P154" style:family="paragraph" style:parent-style-name="Text_20_body" style:list-style-name="L35">
      <style:text-properties officeooo:rsid="004af5e8" officeooo:paragraph-rsid="004af5e8"/>
    </style:style>
    <style:style style:name="P155" style:family="paragraph" style:parent-style-name="Text_20_body" style:list-style-name="L36">
      <style:text-properties officeooo:rsid="0050f7a8" officeooo:paragraph-rsid="0050f7a8"/>
    </style:style>
    <style:style style:name="P156" style:family="paragraph" style:parent-style-name="Text_20_body" style:list-style-name="L37">
      <style:text-properties officeooo:rsid="005276bd" officeooo:paragraph-rsid="005276bd"/>
    </style:style>
    <style:style style:name="P157" style:family="paragraph" style:parent-style-name="Text_20_body" style:list-style-name="L38">
      <style:text-properties officeooo:rsid="0056c67e" officeooo:paragraph-rsid="0056c67e"/>
    </style:style>
    <style:style style:name="P158" style:family="paragraph" style:parent-style-name="Text_20_body" style:list-style-name="L39">
      <style:text-properties officeooo:rsid="005b4571" officeooo:paragraph-rsid="005b4571"/>
    </style:style>
    <style:style style:name="P159" style:family="paragraph" style:parent-style-name="Text_20_body" style:list-style-name="L40">
      <style:text-properties officeooo:rsid="005b4571" officeooo:paragraph-rsid="005b4571"/>
    </style:style>
    <style:style style:name="P160" style:family="paragraph" style:parent-style-name="Text_20_body" style:list-style-name="L41">
      <style:text-properties officeooo:rsid="005b4571" officeooo:paragraph-rsid="005b4571"/>
    </style:style>
    <style:style style:name="P161" style:family="paragraph" style:parent-style-name="Text_20_body" style:list-style-name="L42">
      <style:text-properties officeooo:rsid="006490f9" officeooo:paragraph-rsid="006490f9"/>
    </style:style>
    <style:style style:name="P162" style:family="paragraph" style:parent-style-name="Text_20_body" style:list-style-name="L42">
      <style:text-properties officeooo:rsid="0064d0ce" officeooo:paragraph-rsid="0064d0ce"/>
    </style:style>
    <style:style style:name="P163" style:family="paragraph" style:parent-style-name="Text_20_body" style:list-style-name="L42">
      <style:text-properties officeooo:rsid="0069c6ce" officeooo:paragraph-rsid="0069c6ce"/>
    </style:style>
    <style:style style:name="P164" style:family="paragraph" style:parent-style-name="Text_20_body" style:list-style-name="L43">
      <style:text-properties officeooo:rsid="00722a67" officeooo:paragraph-rsid="00722a67"/>
    </style:style>
    <style:style style:name="P165" style:family="paragraph" style:parent-style-name="Text_20_body">
      <style:paragraph-properties fo:text-align="justify" style:justify-single-word="false"/>
      <style:text-properties fo:language="pt" fo:country="BR" officeooo:rsid="006ef185" officeooo:paragraph-rsid="006c5b48" style:language-asian="ja" style:country-asian="JP"/>
    </style:style>
    <style:style style:name="P166" style:family="paragraph" style:parent-style-name="Text_20_body">
      <style:text-properties officeooo:rsid="00795713" officeooo:paragraph-rsid="00795713"/>
    </style:style>
    <style:style style:name="P167" style:family="paragraph" style:parent-style-name="Text_20_body" style:list-style-name="L44">
      <style:text-properties officeooo:rsid="00795713" officeooo:paragraph-rsid="00795713"/>
    </style:style>
    <style:style style:name="P168" style:family="paragraph" style:parent-style-name="Text_20_body">
      <style:text-properties officeooo:rsid="007f2feb" officeooo:paragraph-rsid="007f2feb" style:language-asian="ja" style:country-asian="JP"/>
    </style:style>
    <style:style style:name="P169" style:family="paragraph" style:parent-style-name="Text_20_body">
      <style:text-properties officeooo:paragraph-rsid="007bcfb0"/>
    </style:style>
    <style:style style:name="P170" style:family="paragraph" style:parent-style-name="Text_20_body" style:list-style-name="L45">
      <style:text-properties officeooo:rsid="007d90f6" officeooo:paragraph-rsid="007d90f6"/>
    </style:style>
    <style:style style:name="P171" style:family="paragraph" style:parent-style-name="Text_20_body" style:list-style-name="L45">
      <style:text-properties officeooo:rsid="007e437e" officeooo:paragraph-rsid="007e437e"/>
    </style:style>
    <style:style style:name="P172" style:family="paragraph" style:parent-style-name="Text_20_body">
      <style:text-properties officeooo:rsid="007e437e" officeooo:paragraph-rsid="007e437e"/>
    </style:style>
    <style:style style:name="P173" style:family="paragraph" style:parent-style-name="Text_20_body">
      <style:text-properties officeooo:rsid="007f2feb" officeooo:paragraph-rsid="007f2feb"/>
    </style:style>
    <style:style style:name="P174" style:family="paragraph" style:parent-style-name="Text_20_body" style:list-style-name="L46">
      <style:text-properties officeooo:rsid="007fd220" officeooo:paragraph-rsid="007fd220"/>
    </style:style>
    <style:style style:name="P175" style:family="paragraph" style:parent-style-name="Text_20_body">
      <style:text-properties officeooo:rsid="007fd220" officeooo:paragraph-rsid="007fd220"/>
    </style:style>
    <style:style style:name="P176" style:family="paragraph" style:parent-style-name="Text_20_body">
      <style:text-properties officeooo:rsid="0081193d" officeooo:paragraph-rsid="0081193d"/>
    </style:style>
    <style:style style:name="P177" style:family="paragraph" style:parent-style-name="Text_20_body" style:list-style-name="L48">
      <style:text-properties officeooo:rsid="00841a8f" officeooo:paragraph-rsid="00841a8f"/>
    </style:style>
    <style:style style:name="P178" style:family="paragraph" style:parent-style-name="Text_20_body" style:list-style-name="L48">
      <style:text-properties officeooo:rsid="0085ab33" officeooo:paragraph-rsid="0085ab33"/>
    </style:style>
    <style:style style:name="P179" style:family="paragraph" style:parent-style-name="Text_20_body">
      <style:text-properties officeooo:rsid="0087a7b4" officeooo:paragraph-rsid="0087a7b4"/>
    </style:style>
    <style:style style:name="P180" style:family="paragraph" style:parent-style-name="Text_20_body" style:list-style-name="L48">
      <style:text-properties officeooo:rsid="0087a7b4" officeooo:paragraph-rsid="0087a7b4"/>
    </style:style>
    <style:style style:name="P181" style:family="paragraph" style:parent-style-name="Text_20_body">
      <style:text-properties officeooo:rsid="008c65b5" officeooo:paragraph-rsid="008c65b5"/>
    </style:style>
    <style:style style:name="P182" style:family="paragraph" style:parent-style-name="Text_20_body">
      <style:text-properties officeooo:rsid="008e1842" officeooo:paragraph-rsid="008e1842"/>
    </style:style>
    <style:style style:name="P183" style:family="paragraph" style:parent-style-name="Text_20_body">
      <style:text-properties officeooo:rsid="008e1842" officeooo:paragraph-rsid="008e1842" fo:background-color="#ffff00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1369c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58d66" style:font-weight-asian="bold" style:font-weight-complex="bold"/>
    </style:style>
    <style:style style:name="T5" style:family="text">
      <style:text-properties fo:font-weight="bold" officeooo:rsid="00261161" style:font-weight-asian="bold" style:font-weight-complex="bold"/>
    </style:style>
    <style:style style:name="T6" style:family="text">
      <style:text-properties officeooo:rsid="001ecb23"/>
    </style:style>
    <style:style style:name="T7" style:family="text">
      <style:text-properties fo:font-style="normal" fo:font-weight="bold" officeooo:rsid="001ecb23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officeooo:rsid="001ecb23" style:font-style-asian="normal" style:font-weight-asian="normal" style:font-style-complex="normal" style:font-weight-complex="normal"/>
    </style:style>
    <style:style style:name="T9" style:family="text">
      <style:text-properties officeooo:rsid="0021369c"/>
    </style:style>
    <style:style style:name="T10" style:family="text">
      <style:text-properties officeooo:rsid="0024ffc7"/>
    </style:style>
    <style:style style:name="T11" style:family="text">
      <style:text-properties officeooo:rsid="00258d66"/>
    </style:style>
    <style:style style:name="T12" style:family="text">
      <style:text-properties officeooo:rsid="0026d7ad"/>
    </style:style>
    <style:style style:name="T13" style:family="text">
      <style:text-properties officeooo:rsid="003f3a89"/>
    </style:style>
    <style:style style:name="T14" style:family="text">
      <style:text-properties fo:color="#ffca28" loext:opacity="100%"/>
    </style:style>
    <style:style style:name="T15" style:family="text">
      <style:text-properties fo:color="#f57f17" loext:opacity="100%"/>
    </style:style>
    <style:style style:name="T16" style:family="text">
      <style:text-properties style:use-window-font-color="true" loext:opacity="0%"/>
    </style:style>
    <style:style style:name="T17" style:family="text">
      <style:text-properties officeooo:rsid="004d9e5d"/>
    </style:style>
    <style:style style:name="T18" style:family="text">
      <style:text-properties fo:background-color="#ffff00" loext:char-shading-value="0"/>
    </style:style>
    <style:style style:name="T19" style:family="text">
      <style:text-properties style:font-name="Impact" fo:font-weight="normal" style:font-weight-asian="normal" style:font-weight-complex="normal"/>
    </style:style>
    <style:style style:name="T20" style:family="text">
      <style:text-properties officeooo:rsid="00578e35"/>
    </style:style>
    <style:style style:name="T21" style:family="text">
      <style:text-properties officeooo:rsid="00586f10"/>
    </style:style>
    <style:style style:name="T22" style:family="text">
      <style:text-properties officeooo:rsid="005ee583"/>
    </style:style>
    <style:style style:name="T23" style:family="text">
      <style:text-properties officeooo:rsid="0060d0fa"/>
    </style:style>
    <style:style style:name="T24" style:family="text">
      <style:text-properties officeooo:rsid="00680c2e"/>
    </style:style>
    <style:style style:name="T25" style:family="text">
      <style:text-properties officeooo:rsid="006844b7"/>
    </style:style>
    <style:style style:name="T26" style:family="text">
      <style:text-properties style:language-asian="ja" style:country-asian="JP"/>
    </style:style>
    <style:style style:name="T27" style:family="text">
      <style:text-properties officeooo:rsid="006ef185" style:language-asian="ja" style:country-asian="JP"/>
    </style:style>
    <style:style style:name="T28" style:family="text">
      <style:text-properties officeooo:rsid="006f5bc5" style:language-asian="ja" style:country-asian="JP"/>
    </style:style>
    <style:style style:name="T29" style:family="text">
      <style:text-properties officeooo:rsid="00728251" style:language-asian="ja" style:country-asian="JP"/>
    </style:style>
    <style:style style:name="T30" style:family="text">
      <style:text-properties officeooo:rsid="007acd14" style:language-asian="ja" style:country-asian="JP"/>
    </style:style>
    <style:style style:name="T31" style:family="text">
      <style:text-properties officeooo:rsid="007b4660" style:language-asian="ja" style:country-asian="JP"/>
    </style:style>
    <style:style style:name="T32" style:family="text">
      <style:text-properties fo:language="pt" fo:country="BR"/>
    </style:style>
    <style:style style:name="T33" style:family="text">
      <style:text-properties fo:language="pt" fo:country="BR" officeooo:rsid="006ef185" style:language-asian="ja" style:country-asian="JP"/>
    </style:style>
    <style:style style:name="T34" style:family="text">
      <style:text-properties fo:language="pt" fo:country="BR" officeooo:rsid="0071107b" style:language-asian="ja" style:country-asian="JP"/>
    </style:style>
    <style:style style:name="T35" style:family="text">
      <style:text-properties fo:language="pt" fo:country="BR" officeooo:rsid="007bcfb0"/>
    </style:style>
    <style:style style:name="T36" style:family="text">
      <style:text-properties fo:language="pt" fo:country="BR" officeooo:rsid="007e437e"/>
    </style:style>
    <style:style style:name="T37" style:family="text">
      <style:text-properties officeooo:rsid="0071107b"/>
    </style:style>
    <style:style style:name="T38" style:family="text">
      <style:text-properties officeooo:rsid="007fd220"/>
    </style:style>
    <style:style style:name="T39" style:family="text">
      <style:text-properties officeooo:rsid="0081193d"/>
    </style:style>
    <style:style style:name="T40" style:family="text">
      <style:text-properties officeooo:rsid="008c44c9"/>
    </style:style>
    <style:style style:name="fr1" style:family="graphic" style:parent-style-name="Graphics">
      <style:graphic-properties style:vertical-pos="bottom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>JEDIEL <text:span text:style-name="T10">DA ROSA RIBEIRO</text:span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8">INTRODUÇÃO À LIDERANÇA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8">BLUMENAU/SC</text:p>
      <text:p text:style-name="P18">MAIO DE 2021</text:p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P74">Sumário</text:p>
          </text:index-title>
          <text:p text:style-name="P75"><text:a xlink:type="simple" xlink:href="#__RefHeading___Toc2089_4030378963" text:style-name="Index_20_Link" text:visited-style-name="Index_20_Link">Pesquisa Biográfica (07/06) – João Calvino<text:tab/>3</text:a></text:p>
          <text:p text:style-name="P75"><text:a xlink:type="simple" xlink:href="#__RefHeading___Toc2067_4030378963" text:style-name="Index_20_Link" text:visited-style-name="Index_20_Link">Por que estudar liderança?<text:tab/>3</text:a></text:p>
          <text:p text:style-name="P76"><text:a xlink:type="simple" xlink:href="#__RefHeading___Toc2069_4030378963" text:style-name="Index_20_Link" text:visited-style-name="Index_20_Link">Desmistificando a Liderança<text:tab/>4</text:a></text:p>
          <text:p text:style-name="P76"><text:a xlink:type="simple" xlink:href="#__RefHeading___Toc2071_4030378963" text:style-name="Index_20_Link" text:visited-style-name="Index_20_Link">Tipos de líderes<text:tab/>4</text:a></text:p>
          <text:p text:style-name="P75"><text:a xlink:type="simple" xlink:href="#__RefHeading___Toc2073_4030378963" text:style-name="Index_20_Link" text:visited-style-name="Index_20_Link">Níveis de liderança<text:tab/>5</text:a></text:p>
          <text:p text:style-name="P76"><text:a xlink:type="simple" xlink:href="#__RefHeading___Toc2075_4030378963" text:style-name="Index_20_Link" text:visited-style-name="Index_20_Link">Nível operacional – Líder de Jovens<text:tab/>5</text:a></text:p>
          <text:p text:style-name="P76"><text:a xlink:type="simple" xlink:href="#__RefHeading___Toc2077_4030378963" text:style-name="Index_20_Link" text:visited-style-name="Index_20_Link">Características<text:tab/>5</text:a></text:p>
          <text:p text:style-name="P76"><text:a xlink:type="simple" xlink:href="#__RefHeading___Toc2079_4030378963" text:style-name="Index_20_Link" text:visited-style-name="Index_20_Link">Nível tático – Supervisor de região<text:tab/>5</text:a></text:p>
          <text:p text:style-name="P76"><text:a xlink:type="simple" xlink:href="#__RefHeading___Toc2081_4030378963" text:style-name="Index_20_Link" text:visited-style-name="Index_20_Link">Características<text:tab/>5</text:a></text:p>
          <text:p text:style-name="P76"><text:a xlink:type="simple" xlink:href="#__RefHeading___Toc2083_4030378963" text:style-name="Index_20_Link" text:visited-style-name="Index_20_Link">Nível estratégico – Pastor presidente<text:tab/>5</text:a></text:p>
          <text:p text:style-name="P76"><text:a xlink:type="simple" xlink:href="#__RefHeading___Toc2085_4030378963" text:style-name="Index_20_Link" text:visited-style-name="Index_20_Link">Características<text:tab/>6</text:a></text:p>
          <text:p text:style-name="P76"><text:a xlink:type="simple" xlink:href="#__RefHeading___Toc2087_4030378963" text:style-name="Index_20_Link" text:visited-style-name="Index_20_Link">Scope de projetos<text:tab/>6</text:a></text:p>
          <text:p text:style-name="P75"><text:a xlink:type="simple" xlink:href="#__RefHeading___Toc2241_4030378963" text:style-name="Index_20_Link" text:visited-style-name="Index_20_Link">Qualidade de um líder<text:tab/>6</text:a></text:p>
          <text:p text:style-name="P76"><text:a xlink:type="simple" xlink:href="#__RefHeading___Toc2243_4030378963" text:style-name="Index_20_Link" text:visited-style-name="Index_20_Link">Empatia<text:tab/>6</text:a></text:p>
          <text:p text:style-name="P76"><text:a xlink:type="simple" xlink:href="#__RefHeading___Toc2245_4030378963" text:style-name="Index_20_Link" text:visited-style-name="Index_20_Link">Confiança<text:tab/>6</text:a></text:p>
          <text:p text:style-name="P76"><text:a xlink:type="simple" xlink:href="#__RefHeading___Toc2247_4030378963" text:style-name="Index_20_Link" text:visited-style-name="Index_20_Link">Amar pessoas<text:tab/>6</text:a></text:p>
          <text:p text:style-name="P76"><text:a xlink:type="simple" xlink:href="#__RefHeading___Toc2249_4030378963" text:style-name="Index_20_Link" text:visited-style-name="Index_20_Link">Estabelecer alvos<text:tab/>7</text:a></text:p>
          <text:p text:style-name="P76"><text:a xlink:type="simple" xlink:href="#__RefHeading___Toc2251_4030378963" text:style-name="Index_20_Link" text:visited-style-name="Index_20_Link">Servos<text:tab/>7</text:a></text:p>
          <text:p text:style-name="P76"><text:a xlink:type="simple" xlink:href="#__RefHeading___Toc2253_4030378963" text:style-name="Index_20_Link" text:visited-style-name="Index_20_Link">Humildade<text:tab/>7</text:a></text:p>
          <text:p text:style-name="P76"><text:a xlink:type="simple" xlink:href="#__RefHeading___Toc2255_4030378963" text:style-name="Index_20_Link" text:visited-style-name="Index_20_Link">Dependência<text:tab/>7</text:a></text:p>
          <text:p text:style-name="P75"><text:a xlink:type="simple" xlink:href="#__RefHeading___Toc836_4138611154" text:style-name="Index_20_Link" text:visited-style-name="Index_20_Link">Papel do líder<text:tab/>7</text:a></text:p>
          <text:p text:style-name="P76"><text:a xlink:type="simple" xlink:href="#__RefHeading___Toc838_4138611154" text:style-name="Index_20_Link" text:visited-style-name="Index_20_Link">Ter um PROPÓSITO<text:tab/>8</text:a></text:p>
          <text:p text:style-name="P76"><text:a xlink:type="simple" xlink:href="#__RefHeading___Toc840_4138611154" text:style-name="Index_20_Link" text:visited-style-name="Index_20_Link">Ter planos<text:tab/>8</text:a></text:p>
          <text:p text:style-name="P76"><text:a xlink:type="simple" xlink:href="#__RefHeading___Toc842_4138611154" text:style-name="Index_20_Link" text:visited-style-name="Index_20_Link">Compartilhar a visão<text:tab/>8</text:a></text:p>
          <text:p text:style-name="P76"><text:a xlink:type="simple" xlink:href="#__RefHeading___Toc844_4138611154" text:style-name="Index_20_Link" text:visited-style-name="Index_20_Link">Delegar tarefas<text:tab/>8</text:a></text:p>
          <text:p text:style-name="P76"><text:a xlink:type="simple" xlink:href="#__RefHeading___Toc846_4138611154" text:style-name="Index_20_Link" text:visited-style-name="Index_20_Link">Ensino<text:tab/>8</text:a></text:p>
          <text:p text:style-name="P76"><text:a xlink:type="simple" xlink:href="#__RefHeading___Toc848_4138611154" text:style-name="Index_20_Link" text:visited-style-name="Index_20_Link">Capacitar sucessores<text:tab/>9</text:a></text:p>
        </text:index-body>
      </text:table-of-content>
      <text:h text:style-name="P113" text:outline-level="1"/>
      <text:p text:style-name="P73"/>
      <text:p text:style-name="P5"><text:bookmark-start text:name="__RefHeading___Toc2063_4030378963"/>Aula – 03/05/2021<text:bookmark-end text:name="__RefHeading___Toc2063_4030378963"/></text:p>
      <text:p text:style-name="P6"/>
      <text:p text:style-name="P6">Livros pra ler:</text:p>
      <text:p text:style-name="P6">Não posso parar</text:p>
      <text:p text:style-name="P6"/>
      <text:list xml:id="list2773838921" text:style-name="Outline">
        <text:list-item>
          <text:h text:style-name="Heading_20_1" text:outline-level="1"><text:bookmark-start text:name="__RefHeading___Toc2089_4030378963"/><text:span text:style-name="T11">Pesquisa Biográfica</text:span> <text:span text:style-name="T11">(</text:span>07/06<text:span text:style-name="T11">)</text:span> – <text:span text:style-name="T4">João Calvino</text:span><text:bookmark-end text:name="__RefHeading___Toc2089_4030378963"/></text:h>
        </text:list-item>
      </text:list>
      <text:p text:style-name="P2"/>
      <text:list xml:id="list1439053644" text:style-name="L1">
        <text:list-item>
          <text:p text:style-name="P114">Nome da pessoa pesquisada</text:p>
        </text:list-item>
        <text:list-item>
          <text:p text:style-name="P114">País / Região em que nasceu (meio que estava inserido quando exerceu sua liderança</text:p>
        </text:list-item>
        <text:list-item>
          <text:p text:style-name="P114">País ou região onde exerceu seu ministério</text:p>
        </text:list-item>
        <text:list-item>
          <text:p text:style-name="P114">Resumo da época (contexto histórico)</text:p>
        </text:list-item>
        <text:list-item>
          <text:p text:style-name="P114">Descreva o ministério da pessoa pesquisada. Que tipo de ministério ele desenvolveu?</text:p>
        </text:list-item>
        <text:list-item>
          <text:p text:style-name="P114">Descreva a chamada do líder pesquisado</text:p>
        </text:list-item>
        <text:list-item>
          <text:p text:style-name="P114">Quais dificuldades esse líder encontrou durante o ministério</text:p>
        </text:list-item>
        <text:list-item>
          <text:p text:style-name="P114">que tipo de tentação(ões) esse (a) líder teve?</text:p>
        </text:list-item>
        <text:list-item>
          <text:p text:style-name="P114">Qual impacto esse líder gerou</text:p>
        </text:list-item>
        <text:list-item>
          <text:p text:style-name="P114">Quais suas considerações pessoais sobre o líder pesquisado</text:p>
        </text:list-item>
      </text:list>
      <text:p text:style-name="P7"/>
      <text:list xml:id="list113612774774464" text:continue-list="list2773838921" text:style-name="Outline">
        <text:list-item>
          <text:h text:style-name="Heading_20_1" text:outline-level="1"><text:bookmark-start text:name="__RefHeading___Toc2067_4030378963"/>Por que estudar liderança?<text:bookmark-end text:name="__RefHeading___Toc2067_4030378963"/></text:h>
        </text:list-item>
      </text:list>
      <text:p text:style-name="P1">20% dos líderes de primeira viagem estão fazendo um mau trabalho.</text:p>
      <text:p text:style-name="P1"/>
      <text:p text:style-name="P1">60% nunca receberam treinamento quando passaram para o primeiro cargo de liderança.</text:p>
      <text:p text:style-name="P1"/>
      <text:p text:style-name="P1">47% dos novos líderes não recebem treinamento algum para exercerem essa nova função.</text:p>
      <text:p text:style-name="P1"/>
      <text:list xml:id="list4184643760" text:style-name="L2">
        <text:list-item>
          <text:p text:style-name="P117">Jesus <text:span text:style-name="T3">escolheu</text:span> doze discípulos <text:span text:style-name="T3">para treiná-los</text:span>;</text:p>
        </text:list-item>
        <text:list-item>
          <text:p text:style-name="P117">Jesus sabia da <text:span text:style-name="T3">importância dos ensinamentos</text:span>;</text:p>
        </text:list-item>
        <text:list-item>
          <text:p text:style-name="P117">Apóstolos realizaram <text:span text:style-name="T3">grandes obras</text:span>;</text:p>
        </text:list-item>
        <text:list-item>
          <text:p text:style-name="P117">Devemos <text:span text:style-name="T3">fazer o melhor</text:span> em prol do reino;</text:p>
        </text:list-item>
        <text:list-item>
          <text:p text:style-name="P117">Líderes são <text:span text:style-name="T3">responsáveis pelo rebanho</text:span> de CRISTO;</text:p>
        </text:list-item>
      </text:list>
      <text:p text:style-name="P2"/>
      <text:p text:style-name="P2"/>
      <text:p text:style-name="P2">Radah, dominar, <text:span text:style-name="T3">governar</text:span><text:span text:style-name="T1"> ou ter controle</text:span></text:p>
      <text:p text:style-name="P14"/>
      <text:p text:style-name="P14"/>
      <text:p text:style-name="P14"/>
      <text:p text:style-name="P14">Deus nos instituiu líderes de uma geração.</text:p>
      <text:p text:style-name="P14"/>
      <text:p text:style-name="P2"><text:span text:style-name="T1">Você nasceu para </text:span><text:span text:style-name="T3">liderar</text:span><text:span text:style-name="T1"> mas PRECISA se tornar </text:span><text:span text:style-name="T3">um líder.</text:span></text:p>
      <text:p text:style-name="P14"/>
      <text:p text:style-name="P14"/>
      <text:p text:style-name="P14"><text:soft-page-break/>Exemplos:</text:p>
      <text:list xml:id="list2389968063" text:style-name="L3">
        <text:list-item>
          <text:p text:style-name="P118">Abraão</text:p>
        </text:list-item>
        <text:list-item>
          <text:p text:style-name="P118">Moisés</text:p>
        </text:list-item>
        <text:list-item>
          <text:p text:style-name="P118">José</text:p>
        </text:list-item>
        <text:list-item>
          <text:p text:style-name="P118">Daniel</text:p>
        </text:list-item>
        <text:list-item>
          <text:p text:style-name="P118">Neemias</text:p>
        </text:list-item>
      </text:list>
      <text:p text:style-name="P14"/>
      <text:p text:style-name="P14">Quem foi o mentor deles? …huh. DEUS</text:p>
      <text:p text:style-name="P14"/>
      <text:p text:style-name="P14">Para ser um bom líder é necessário ser um bom LIDERADO.</text:p>
      <text:p text:style-name="P14"/>
      <text:p text:style-name="P15">Liderança X Liderança Cristãos</text:p>
      <text:list xml:id="list4280155309" text:style-name="L4">
        <text:list-item>
          <text:p text:style-name="P119">Guiar, ensinar, corrigir, motivar, ensinar e mobilizar pessoas em prol de um propósito </text:p>
        </text:list-item>
        <text:list-item>
          <text:p text:style-name="P119">Visão de reino, Instituído por DEUS, GUIA pessoas, PROPÓSITO divino.</text:p>
        </text:list-item>
      </text:list>
      <text:p text:style-name="P14"/>
      <text:list xml:id="list113613088959630" text:continue-list="list113612774774464" text:style-name="Outline">
        <text:list-item>
          <text:list>
            <text:list-item>
              <text:h text:style-name="P86" text:outline-level="2"><text:bookmark-start text:name="__RefHeading___Toc2069_4030378963"/>Desmistificando a Liderança<text:bookmark-end text:name="__RefHeading___Toc2069_4030378963"/></text:h>
            </text:list-item>
          </text:list>
        </text:list-item>
      </text:list>
      <text:p text:style-name="Text_20_body">“<text:span text:style-name="T6">Só posso liderar se eu tiver um cargo”</text:span></text:p>
      <text:p text:style-name="P4">“<text:span text:style-name="T6">Quando for líder aprenderei a liderar”</text:span></text:p>
      <text:p text:style-name="Text_20_body">“<text:span text:style-name="T6">Quando eu for líder farei o que quiser”</text:span></text:p>
      <text:p text:style-name="Text_20_body"/>
      <text:p text:style-name="P3">LÍDERES genuínos são colocados em determinados cargos por 2 motivos:</text:p>
      <text:list xml:id="list3654306689" text:style-name="L5">
        <text:list-item>
          <text:p text:style-name="P127">Por serem considerados influenciadores</text:p>
        </text:list-item>
        <text:list-item>
          <text:p text:style-name="P127">Por sua aptidão em guiar outras pessoas</text:p>
        </text:list-item>
      </text:list>
      <text:p text:style-name="P3"/>
      <text:p text:style-name="P3">ELES ESTÃO LÁ PORQUE SE TORNARAM LÍDERES;</text:p>
      <text:p text:style-name="Text_20_body"/>
      <text:p text:style-name="P13">“Assim como a missão acontece onde você está, a liderança também acontece.”</text:p>
      <text:p text:style-name="P23"/>
      <text:list xml:id="list2827121221" text:style-name="L6">
        <text:list-item>
          <text:p text:style-name="P128">Aproveite as pequenas lideranças para extrair o máximo de conhecimento e experiências</text:p>
        </text:list-item>
        <text:list-item>
          <text:p text:style-name="P128">Grandes posições geram grandes responsabilidades e grandes riscos</text:p>
        </text:list-item>
        <text:list-item>
          <text:p text:style-name="P128">Como diz Maxwell: “A boa lideranças é aprendida nas bases.”</text:p>
        </text:list-item>
      </text:list>
      <text:p text:style-name="P24"/>
      <text:list xml:id="list113612396865260" text:continue-numbering="true" text:style-name="L6">
        <text:list-item>
          <text:p text:style-name="P128">Não é porque alguém é líder que deixará de reportar a alguém</text:p>
        </text:list-item>
        <text:list-item>
          <text:p text:style-name="P128">Sempre haverá alguém acima de nós a qual nos dará diretrizes do trabalho</text:p>
        </text:list-item>
      </text:list>
      <text:p text:style-name="P24"/>
      <text:p text:style-name="P25">VOCÊ NÃO PODE FAZER O QUE QUISER</text:p>
      <text:p text:style-name="P12"><text:span text:style-name="T8">A liderança é um caminho que deve ser pavimentado </text:span><text:span text:style-name="T7">constantemente</text:span><text:span text:style-name="T8">. Comece a praticar agora o que você almeja ser ou fazer no futuro.</text:span></text:p>
      <text:p text:style-name="P26"/>
      <text:p text:style-name="P26"/>
      <text:list xml:id="list113612440044193" text:continue-list="list113613088959630" text:style-name="Outline">
        <text:list-item>
          <text:list>
            <text:list-item>
              <text:h text:style-name="Heading_20_2" text:outline-level="2"><text:bookmark-start text:name="__RefHeading___Toc2071_4030378963"/>T<text:span text:style-name="T9">ipos</text:span> de líderes<text:bookmark-end text:name="__RefHeading___Toc2071_4030378963"/></text:h>
            </text:list-item>
          </text:list>
        </text:list-item>
      </text:list>
      <text:p text:style-name="P27"/>
      <text:list xml:id="list113613055673686" text:continue-numbering="true" text:style-name="Outline">
        <text:list-item>
          <text:h text:style-name="P78" text:outline-level="1"><text:bookmark-start text:name="__RefHeading___Toc2073_4030378963"/><text:soft-page-break/>Níveis de liderança<text:bookmark-end text:name="__RefHeading___Toc2073_4030378963"/></text:h>
        </text:list-item>
      </text:list>
      <text:list xml:id="list1749979484" text:style-name="L7">
        <text:list-item>
          <text:p text:style-name="P129">Operacional</text:p>
        </text:list-item>
        <text:list-item>
          <text:p text:style-name="P129">Tático</text:p>
        </text:list-item>
        <text:list-item>
          <text:p text:style-name="P129">Estratégico</text:p>
        </text:list-item>
      </text:list>
      <text:p text:style-name="P28"/>
      <text:list xml:id="list113612608091365" text:continue-list="list113613055673686" text:style-name="Outline">
        <text:list-item>
          <text:list>
            <text:list-item>
              <text:h text:style-name="Heading_20_2" text:outline-level="2"><text:bookmark-start text:name="__RefHeading___Toc2075_4030378963"/>Nível <text:span text:style-name="T9">operacional – </text:span><text:span text:style-name="T2">Líder de Jovens</text:span><text:bookmark-end text:name="__RefHeading___Toc2075_4030378963"/></text:h>
            </text:list-item>
          </text:list>
        </text:list-item>
      </text:list>
      <text:list xml:id="list356864978" text:style-name="L8">
        <text:list-item>
          <text:p text:style-name="P130">Base do organograma</text:p>
        </text:list-item>
        <text:list-item>
          <text:p text:style-name="P130">São todos os líderes que possuem contato <text:span text:style-name="T3">direto </text:span>com as pessoas.</text:p>
        </text:list-item>
        <text:list-item>
          <text:p text:style-name="P130">Maior capacidade de <text:span text:style-name="T3">influências e conduzir</text:span><text:span text:style-name="T1"> os liderados ao </text:span><text:span text:style-name="T3">CUMPRIMENTO DO PROPÓSITO</text:span><text:span text:style-name="T1">.</text:span></text:p>
        </text:list-item>
      </text:list>
      <text:p text:style-name="P19"/>
      <text:list xml:id="list113612792939412" text:continue-list="list113612608091365" text:style-name="Outline">
        <text:list-item>
          <text:list>
            <text:list-item>
              <text:h text:style-name="Heading_20_2" text:outline-level="2"><text:bookmark-start text:name="__RefHeading___Toc2077_4030378963"/>Características<text:bookmark-end text:name="__RefHeading___Toc2077_4030378963"/></text:h>
            </text:list-item>
          </text:list>
        </text:list-item>
      </text:list>
      <text:list xml:id="list988481122" text:style-name="L9">
        <text:list-item>
          <text:p text:style-name="P120">Base</text:p>
        </text:list-item>
        <text:list-item>
          <text:p text:style-name="P120">Foco nas tarefas</text:p>
        </text:list-item>
        <text:list-item>
          <text:p text:style-name="P120">Abrange grupos de pessoas ou tarefas</text:p>
        </text:list-item>
        <text:list-item>
          <text:p text:style-name="P131">Geralmente Curto prazo</text:p>
        </text:list-item>
      </text:list>
      <text:p text:style-name="P28"/>
      <text:list xml:id="list113612597350658" text:continue-list="list113612792939412" text:style-name="Outline">
        <text:list-item>
          <text:list>
            <text:list-item>
              <text:h text:style-name="P86" text:outline-level="2"><text:bookmark-start text:name="__RefHeading___Toc2079_4030378963"/>Nível tático – <text:span text:style-name="T1">Supervisor de região</text:span><text:bookmark-end text:name="__RefHeading___Toc2079_4030378963"/></text:h>
            </text:list-item>
          </text:list>
        </text:list-item>
      </text:list>
      <text:list xml:id="list2331951225" text:style-name="L10">
        <text:list-item>
          <text:p text:style-name="P121">Distante da base do organograma;</text:p>
        </text:list-item>
        <text:list-item>
          <text:p text:style-name="P121">Líderes liderando outros líderes;</text:p>
        </text:list-item>
        <text:list-item>
          <text:p text:style-name="P121">Um “degrau” acima;</text:p>
        </text:list-item>
      </text:list>
      <text:p text:style-name="P19"/>
      <text:list xml:id="list113611895670218" text:continue-list="list113612597350658" text:style-name="Outline">
        <text:list-item>
          <text:list>
            <text:list-item>
              <text:h text:style-name="Heading_20_2" text:outline-level="2"><text:bookmark-start text:name="__RefHeading___Toc2081_4030378963"/>Características<text:bookmark-end text:name="__RefHeading___Toc2081_4030378963"/></text:h>
            </text:list-item>
          </text:list>
        </text:list-item>
      </text:list>
      <text:list xml:id="list3568975302" text:style-name="L11">
        <text:list-item>
          <text:p text:style-name="P123">Meio de campo</text:p>
        </text:list-item>
        <text:list-item>
          <text:p text:style-name="P123">Gerenciamento</text:p>
        </text:list-item>
        <text:list-item>
          <text:p text:style-name="P123">Vários departamentos</text:p>
        </text:list-item>
        <text:list-item>
          <text:p text:style-name="P122">Médio prazo</text:p>
        </text:list-item>
      </text:list>
      <text:p text:style-name="P20"/>
      <text:p text:style-name="P19">Tática é o sistema ou método desenvolvido para executar ou obert algo.</text:p>
      <text:p text:style-name="P19">Tática é um conjunto de meios ou recursos empregados para alcançar um resultado favorável.</text:p>
      <text:p text:style-name="P33"/>
      <text:list xml:id="list113612709195039" text:continue-list="list113611895670218" text:style-name="Outline">
        <text:list-item>
          <text:list>
            <text:list-item>
              <text:h text:style-name="P87" text:outline-level="2"><text:bookmark-start text:name="__RefHeading___Toc2083_4030378963"/>Nível estratégico – <text:span text:style-name="T5">Pastor presidente</text:span><text:bookmark-end text:name="__RefHeading___Toc2083_4030378963"/></text:h>
            </text:list-item>
          </text:list>
        </text:list-item>
      </text:list>
      <text:list xml:id="list3745506453" text:style-name="L12">
        <text:list-item>
          <text:p text:style-name="P132">Topo do organograma</text:p>
        </text:list-item>
        <text:list-item>
          <text:p text:style-name="P132">Diretrizes mais importantes</text:p>
        </text:list-item>
        <text:list-item>
          <text:p text:style-name="P132">Responsável por alocar grandes volumes de recursos</text:p>
        </text:list-item>
        <text:list-item>
          <text:p text:style-name="P132">Elabora 1 visão e assim visionando os líderes do nível tático e operacional</text:p>
        </text:list-item>
        <text:list-item>
          <text:p text:style-name="P132">Abrange, na maioria, ambientes <text:span text:style-name="T3">incertos</text:span></text:p>
        </text:list-item>
      </text:list>
      <text:p text:style-name="P20"/>
      <text:list xml:id="list113612302840318" text:continue-list="list113612709195039" text:style-name="Outline">
        <text:list-item>
          <text:list>
            <text:list-item>
              <text:h text:style-name="P88" text:outline-level="2"><text:bookmark-start text:name="__RefHeading___Toc2085_4030378963"/><text:soft-page-break/>Características<text:bookmark-end text:name="__RefHeading___Toc2085_4030378963"/></text:h>
            </text:list-item>
          </text:list>
        </text:list-item>
      </text:list>
      <text:list xml:id="list2782760733" text:style-name="L13">
        <text:list-item>
          <text:p text:style-name="P133">Nível alto do organograma</text:p>
        </text:list-item>
        <text:list-item>
          <text:p text:style-name="P133">Decisões para longo prazo</text:p>
        </text:list-item>
        <text:list-item>
          <text:p text:style-name="P133">Aborda a organização como um todo</text:p>
        </text:list-item>
        <text:list-item>
          <text:p text:style-name="P133">Pastor presidente e de convenção</text:p>
        </text:list-item>
      </text:list>
      <text:p text:style-name="P34"/>
      <text:list xml:id="list113611899475156" text:continue-list="list113612302840318" text:style-name="Outline">
        <text:list-item>
          <text:list>
            <text:list-item>
              <text:h text:style-name="P89" text:outline-level="2"><text:bookmark-start text:name="__RefHeading___Toc2087_4030378963"/>Scope de projetos<text:bookmark-end text:name="__RefHeading___Toc2087_4030378963"/></text:h>
            </text:list-item>
          </text:list>
        </text:list-item>
      </text:list>
      <text:p text:style-name="P34">Curto → 1 – 2 anos</text:p>
      <text:p text:style-name="P34">Médio → 3 – 5 anos</text:p>
      <text:p text:style-name="P34">Longo → Acima de 7 anos</text:p>
      <text:p text:style-name="P34"/>
      <text:p text:style-name="P34"/>
      <text:list xml:id="list113612272698682" text:continue-numbering="true" text:style-name="Outline">
        <text:list-item>
          <text:h text:style-name="P79" text:outline-level="1"><text:bookmark-start text:name="__RefHeading___Toc2241_4030378963"/>Qualidade de um líder<text:bookmark-end text:name="__RefHeading___Toc2241_4030378963"/></text:h>
        </text:list-item>
      </text:list>
      <text:p text:style-name="P36">Flexibilidade e rígidez.</text:p>
      <text:p text:style-name="P36"/>
      <text:list xml:id="list500547545" text:style-name="L14">
        <text:list-item>
          <text:p text:style-name="P134">Empatia</text:p>
        </text:list-item>
        <text:list-item>
          <text:p text:style-name="P134">Digno de confiança</text:p>
        </text:list-item>
        <text:list-item>
          <text:p text:style-name="P134">Amar <text:span text:style-name="T3">pessoas</text:span></text:p>
        </text:list-item>
        <text:list-item>
          <text:p text:style-name="P134">Estabelecer <text:span text:style-name="T3">alvos</text:span></text:p>
        </text:list-item>
        <text:list-item>
          <text:p text:style-name="P115">SERVO</text:p>
        </text:list-item>
        <text:list-item>
          <text:p text:style-name="P115">HUMILDADE</text:p>
        </text:list-item>
        <text:list-item>
          <text:p text:style-name="P115">DEPENDÊNCIA DO ESPÍRITO SANTO</text:p>
        </text:list-item>
      </text:list>
      <text:p text:style-name="P9"/>
      <text:list xml:id="list113611775547181" text:continue-list="list113612272698682" text:style-name="Outline">
        <text:list-item>
          <text:list>
            <text:list-item>
              <text:h text:style-name="Heading_20_2" text:outline-level="2"><text:bookmark-start text:name="__RefHeading___Toc2243_4030378963"/>Empatia<text:bookmark-end text:name="__RefHeading___Toc2243_4030378963"/></text:h>
            </text:list-item>
          </text:list>
        </text:list-item>
      </text:list>
      <text:p text:style-name="P16"><text:tab/>Colocar-se no lugar do outro</text:p>
      <text:p text:style-name="P16"/>
      <text:p text:style-name="P16">→ Romanos 12:15</text:p>
      <text:p text:style-name="P16"/>
      <text:p text:style-name="P16"/>
      <text:list xml:id="list113613556476531" text:continue-numbering="true" text:style-name="Outline">
        <text:list-item>
          <text:list>
            <text:list-item>
              <text:h text:style-name="P89" text:outline-level="2"><text:bookmark-start text:name="__RefHeading___Toc2245_4030378963"/>Confiança<text:bookmark-end text:name="__RefHeading___Toc2245_4030378963"/></text:h>
            </text:list-item>
          </text:list>
        </text:list-item>
      </text:list>
      <text:p text:style-name="P37"><text:tab/><text:span text:style-name="T12">O Líder precisa estabelecer uma relação de confiança</text:span></text:p>
      <text:p text:style-name="P37"/>
      <text:p text:style-name="P36">COMO? (comunicação) → CLARA E HONESTA</text:p>
      <text:p text:style-name="P36"/>
      <text:p text:style-name="P36"><text:span text:style-name="T3">Outros fatores </text:span>→ Caráter e Competência</text:p>
      <text:p text:style-name="P16"/>
      <text:p text:style-name="P16"/>
      <text:list xml:id="list113612808331305" text:continue-numbering="true" text:style-name="Outline">
        <text:list-item>
          <text:list>
            <text:list-item>
              <text:h text:style-name="P90" text:outline-level="2"><text:bookmark-start text:name="__RefHeading___Toc2247_4030378963"/>Amar pessoas<text:bookmark-end text:name="__RefHeading___Toc2247_4030378963"/></text:h>
            </text:list-item>
          </text:list>
        </text:list-item>
      </text:list>
      <text:list xml:id="list3465477740" text:style-name="L15">
        <text:list-item>
          <text:p text:style-name="P124">Pastor tem que “ter cheiro de ovelha”?</text:p>
        </text:list-item>
        <text:list-item>
          <text:p text:style-name="P124">Amar pessoas é vê-la como seres humanos e não como máquinas</text:p>
        </text:list-item>
        <text:list-item>
          <text:p text:style-name="P124">Somente através do amor somos capazes de perdoar, ensinar e corrigir</text:p>
        </text:list-item>
        <text:list-item>
          <text:p text:style-name="P135"><text:soft-page-break/>Seu amor deve refletir CRISTO</text:p>
        </text:list-item>
      </text:list>
      <text:p text:style-name="P29"/>
      <text:p text:style-name="P29"/>
      <text:list xml:id="list113613522070868" text:continue-list="list113612808331305" text:style-name="Outline">
        <text:list-item>
          <text:list>
            <text:list-item>
              <text:h text:style-name="P90" text:outline-level="2"><text:bookmark-start text:name="__RefHeading___Toc2249_4030378963"/>Estabelecer alvos<text:bookmark-end text:name="__RefHeading___Toc2249_4030378963"/></text:h>
            </text:list-item>
          </text:list>
        </text:list-item>
      </text:list>
      <text:list xml:id="list3925414723" text:style-name="L16">
        <text:list-item>
          <text:p text:style-name="P137">Não deixe a vida te levar</text:p>
        </text:list-item>
        <text:list-item>
          <text:p text:style-name="P137">Alvos e metas para atingir um propósito</text:p>
        </text:list-item>
        <text:list-item>
          <text:p text:style-name="P137">Estar CENTRADO em um OBJETIVO</text:p>
        </text:list-item>
      </text:list>
      <text:p text:style-name="P38"/>
      <text:list xml:id="list113611640488182" text:continue-list="list113613522070868" text:style-name="Outline">
        <text:list-item>
          <text:list>
            <text:list-item>
              <text:h text:style-name="P91" text:outline-level="2"><text:bookmark-start text:name="__RefHeading___Toc2251_4030378963"/>Servos<text:bookmark-end text:name="__RefHeading___Toc2251_4030378963"/></text:h>
            </text:list-item>
          </text:list>
        </text:list-item>
      </text:list>
      <text:list xml:id="list4135904625" text:style-name="L17">
        <text:list-item>
          <text:p text:style-name="P138">Servir</text:p>
        </text:list-item>
        <text:list-item>
          <text:p text:style-name="P138">Líder é o que trabalha mais</text:p>
        </text:list-item>
        <text:list-item>
          <text:p text:style-name="P138">Nem sempre trabalho braçal, mas sempre pensando na liderança</text:p>
        </text:list-item>
        <text:list-item>
          <text:p text:style-name="P138">Insônia</text:p>
        </text:list-item>
        <text:list-item>
          <text:p text:style-name="P138">Pessoas “Não me toque” não são líderes!</text:p>
        </text:list-item>
        <text:list-item>
          <text:p text:style-name="P138">Nunca se esqueça que líder é aquele que, se necessário, divide o que tem com o liderado.</text:p>
        </text:list-item>
      </text:list>
      <text:p text:style-name="P39"/>
      <text:list xml:id="list113613599227604" text:continue-numbering="true" text:style-name="L17">
        <text:list-item>
          <text:p text:style-name="P138"><text:s/>“A liderança exige um compromisso de servir os outros, em colocar as necessidades dos outros acima das nossas.” – Myles Munroe</text:p>
        </text:list-item>
      </text:list>
      <text:p text:style-name="P39"/>
      <text:list xml:id="list113612836433832" text:continue-list="list113611640488182" text:style-name="Outline">
        <text:list-item>
          <text:list>
            <text:list-item>
              <text:h text:style-name="P92" text:outline-level="2"><text:bookmark-start text:name="__RefHeading___Toc2253_4030378963"/>Humildade<text:bookmark-end text:name="__RefHeading___Toc2253_4030378963"/></text:h>
            </text:list-item>
          </text:list>
        </text:list-item>
      </text:list>
      <text:p text:style-name="Text_20_body"><text:tab/>Dicionário VINE → Humildade, Tornar Baixo, abaixar</text:p>
      <text:p text:style-name="P42"/>
      <text:p text:style-name="P42">REFLITA</text:p>
      <text:p text:style-name="P42">Ser parecido com CRISTO também inclui ser HUMILDE</text:p>
      <text:p text:style-name="P42"/>
      <text:list xml:id="list113611776483803" text:continue-numbering="true" text:style-name="Outline">
        <text:list-item>
          <text:list>
            <text:list-item>
              <text:h text:style-name="P92" text:outline-level="2"><text:bookmark-start text:name="__RefHeading___Toc2255_4030378963"/>Dependência<text:bookmark-end text:name="__RefHeading___Toc2255_4030378963"/></text:h>
            </text:list-item>
          </text:list>
        </text:list-item>
      </text:list>
      <text:list xml:id="list4099995882" text:style-name="L18">
        <text:list-item>
          <text:p text:style-name="P139">Nossos pensamentos nem sempre são os de Deus</text:p>
        </text:list-item>
        <text:list-item>
          <text:p text:style-name="P139">Há caminhos que parecem ser corretos, mas são de morte</text:p>
        </text:list-item>
        <text:list-item>
          <text:p text:style-name="P139">Através do Espírito Santo identificamos prioridades no ministério</text:p>
        </text:list-item>
        <text:list-item>
          <text:p text:style-name="P139">Ele nos dá discernimento dos tempos e das estações</text:p>
        </text:list-item>
      </text:list>
      <text:p text:style-name="P42"/>
      <text:list xml:id="list113611731711768" text:continue-numbering="true" text:style-name="L18">
        <text:list-item>
          <text:p text:style-name="P139">Temas de estudos</text:p>
        </text:list-item>
        <text:list-item>
          <text:p text:style-name="P139">Mensagens pregação</text:p>
        </text:list-item>
        <text:list-item>
          <text:p text:style-name="P139">Discernimento espiritual (LIDERADO)</text:p>
        </text:list-item>
        <text:list-item>
          <text:p text:style-name="P139">Qual caminho seguir</text:p>
        </text:list-item>
        <text:list-item>
          <text:p text:style-name="P139">As vezes têm coisas que parece ilógico ,as é o caminho que Deus quer que andemos</text:p>
        </text:list-item>
      </text:list>
      <text:p text:style-name="P40"/>
      <text:list xml:id="list113612876254906" text:continue-list="list113611776483803" text:style-name="Outline">
        <text:list-item>
          <text:h text:style-name="P80" text:outline-level="1"><text:bookmark-start text:name="__RefHeading___Toc836_4138611154"/>Papel do líder<text:bookmark-end text:name="__RefHeading___Toc836_4138611154"/></text:h>
        </text:list-item>
      </text:list>
      <text:p text:style-name="P44"/>
      <text:list xml:id="list113612212498716" text:continue-numbering="true" text:style-name="Outline">
        <text:list-item>
          <text:list>
            <text:list-item>
              <text:h text:style-name="Heading_20_2" text:outline-level="2"><text:bookmark-start text:name="__RefHeading___Toc838_4138611154"/><text:soft-page-break/>Ter um <text:span text:style-name="T3">PROPÓSITO</text:span><text:bookmark-end text:name="__RefHeading___Toc838_4138611154"/></text:h>
            </text:list-item>
          </text:list>
        </text:list-item>
      </text:list>
      <text:list xml:id="list2969230972" text:style-name="L19">
        <text:list-item>
          <text:p text:style-name="P125">Tão importante como o oxigênio para a vida</text:p>
        </text:list-item>
        <text:list-item>
          <text:p text:style-name="P125">Significa ter uma missão para atingir</text:p>
        </text:list-item>
        <text:list-item>
          <text:p text:style-name="P125">É o que te move diariamente, inclusive nos dias ruins</text:p>
        </text:list-item>
      </text:list>
      <text:p text:style-name="P21"/>
      <text:list xml:id="list113612980386918" text:continue-list="list113612212498716" text:style-name="Outline">
        <text:list-item>
          <text:list>
            <text:list-item>
              <text:h text:style-name="P93" text:outline-level="2"><text:bookmark-start text:name="__RefHeading___Toc840_4138611154"/>Ter planos<text:bookmark-end text:name="__RefHeading___Toc840_4138611154"/></text:h>
            </text:list-item>
          </text:list>
        </text:list-item>
      </text:list>
      <text:list xml:id="list500668835" text:style-name="L20">
        <text:list-item>
          <text:p text:style-name="P140">Os planos são <text:span text:style-name="T3">etapas</text:span> que levam ao propósito</text:p>
        </text:list-item>
        <text:list-item>
          <text:p text:style-name="P140">São pequenos <text:span text:style-name="T3">passos</text:span></text:p>
        </text:list-item>
        <text:list-item>
          <text:p text:style-name="P140">Plano de <text:span text:style-name="T3">mensagens</text:span></text:p>
        </text:list-item>
        <text:list-item>
          <text:p text:style-name="P140">Plano de <text:span text:style-name="T3">capacitação</text:span> de novos líderes</text:p>
        </text:list-item>
        <text:list-item>
          <text:p text:style-name="P140"><text:span text:style-name="T3">Planejamento</text:span> de atividades</text:p>
        </text:list-item>
      </text:list>
      <text:p text:style-name="P41"/>
      <text:list xml:id="list113613474147374" text:continue-list="list113612980386918" text:style-name="Outline">
        <text:list-item>
          <text:list>
            <text:list-item>
              <text:h text:style-name="P93" text:outline-level="2"><text:bookmark-start text:name="__RefHeading___Toc842_4138611154"/>Compartilhar a visão<text:bookmark-end text:name="__RefHeading___Toc842_4138611154"/></text:h>
            </text:list-item>
          </text:list>
        </text:list-item>
      </text:list>
      <text:list xml:id="list3047235262" text:style-name="L21">
        <text:list-item>
          <text:p text:style-name="P141">As pessoas não tem bola de cristal</text:p>
        </text:list-item>
        <text:list-item>
          <text:p text:style-name="P141">As pessoas só poderão caminhar no propósito de você compartilhá-la</text:p>
        </text:list-item>
        <text:list-item>
          <text:p text:style-name="P141">Atenção: Mudanças tiram pessoas da zona de conforto, portanto é necessário ter sabedoria.</text:p>
        </text:list-item>
      </text:list>
      <text:p text:style-name="P43"/>
      <text:list xml:id="list113613654777069" text:continue-list="list113613474147374" text:style-name="Outline">
        <text:list-item>
          <text:list>
            <text:list-item>
              <text:h text:style-name="P94" text:outline-level="2"><text:bookmark-start text:name="__RefHeading___Toc844_4138611154"/>Delegar tarefas<text:bookmark-end text:name="__RefHeading___Toc844_4138611154"/></text:h>
            </text:list-item>
          </text:list>
        </text:list-item>
      </text:list>
      <text:list xml:id="list3011257135" text:style-name="L22">
        <text:list-item>
          <text:p text:style-name="P142">Não podemos fazer tudo sozinho</text:p>
        </text:list-item>
        <text:list-item>
          <text:p text:style-name="P142">Pedir ajuda é sinal de humildade</text:p>
        </text:list-item>
        <text:list-item>
          <text:p text:style-name="P142">Exemplo de moisés</text:p>
        </text:list-item>
        <text:list-item>
          <text:p text:style-name="P142">Conheça o perfil de cada pessoaisEnsine</text:p>
        </text:list-item>
        <text:list-item>
          <text:p text:style-name="P142">Descreva suas funções</text:p>
        </text:list-item>
      </text:list>
      <text:p text:style-name="P45"/>
      <text:p text:style-name="P45">“maiorais de mil, maiorais de cem, maiorais de cinquenta e maiorais de dez”</text:p>
      <text:p text:style-name="P45">(Ex 18:13-25)</text:p>
      <text:p text:style-name="P46"/>
      <text:list xml:id="list113613247463375" text:continue-list="list113613654777069" text:style-name="Outline">
        <text:list-item>
          <text:list>
            <text:list-item>
              <text:h text:style-name="P95" text:outline-level="2"><text:bookmark-start text:name="__RefHeading___Toc846_4138611154"/>Ensino<text:bookmark-end text:name="__RefHeading___Toc846_4138611154"/></text:h>
            </text:list-item>
          </text:list>
        </text:list-item>
      </text:list>
      <text:list xml:id="list3048409733" text:style-name="L23">
        <text:list-item>
          <text:p text:style-name="P143">Ensino gera mudança</text:p>
        </text:list-item>
        <text:list-item>
          <text:p text:style-name="P143">Como ouvirão se não há quem pregue? (rm 10:15)</text:p>
        </text:list-item>
        <text:list-item>
          <text:p text:style-name="P143">Jesus provocou o impacto do evangelho através do ensino</text:p>
        </text:list-item>
      </text:list>
      <text:p text:style-name="P47"/>
      <text:p text:style-name="P10">Auto de “Transforme seu ministério pastoral”, nos apresenta 3 PRINCIPAIS MOTIVOS PARA ENSINAR, QUE SÃO:</text:p>
      <text:p text:style-name="P10"/>
      <text:list xml:id="list2302719759" text:style-name="L24">
        <text:list-item>
          <text:p text:style-name="P126">Quando você prega aos líderes, está na verdade pregando a muito mais pessoas. Está também ensinando seguidores deses líderes.</text:p>
        </text:list-item>
        <text:list-item>
          <text:p text:style-name="P126">Os pastores devem conhecer o princípio do crescimento explosivo. Se você quer crescimento, ensine seus membros; mas, se quer crescimento explosivo, ensine líderes!</text:p>
        </text:list-item>
        <text:list-item>
          <text:p text:style-name="P126"><text:soft-page-break/>Ensinar líderes é a sua maior chave para a verdadeira expansão. Você não terá ninguém a quem delegar responsabilidades se não tiver treinado líderes.</text:p>
        </text:list-item>
      </text:list>
      <text:p text:style-name="P22"/>
      <text:list xml:id="list113611861582209" text:continue-list="list113613247463375" text:style-name="Outline">
        <text:list-item>
          <text:list>
            <text:list-item>
              <text:h text:style-name="Heading_20_2" text:outline-level="2"><text:bookmark-start text:name="__RefHeading___Toc848_4138611154"/>Capacitar sucessores<text:bookmark-end text:name="__RefHeading___Toc848_4138611154"/></text:h>
            </text:list-item>
          </text:list>
        </text:list-item>
      </text:list>
      <text:list xml:id="list1723657106" text:style-name="L25">
        <text:list-item>
          <text:p text:style-name="P144">Precisamos deixar pessoas capacitadas para dar continuidade nos trabalhos / projetos.</text:p>
        </text:list-item>
        <text:list-item>
          <text:p text:style-name="P144">Membros só permanecerão se houver um líder guiando</text:p>
        </text:list-item>
        <text:list-item>
          <text:p text:style-name="P144">INVESTIR EM PESSOAS nunca será tempo e dinheiro jogado fora.</text:p>
        </text:list-item>
      </text:list>
      <text:p text:style-name="Text_20_body"/>
      <text:list xml:id="list634786018" text:style-name="L26">
        <text:list-item>
          <text:p text:style-name="P145">Se acham superiores</text:p>
        </text:list-item>
        <text:list-item>
          <text:p text:style-name="P145">Possuem medo de serem substituídas</text:p>
        </text:list-item>
      </text:list>
      <text:p text:style-name="P48"/>
      <text:list xml:id="list113613568866776" text:continue-list="list113611861582209" text:style-name="Outline">
        <text:list-item>
          <text:h text:style-name="P81" text:outline-level="1">Ética do líder, conduta a ser seguida</text:h>
        </text:list-item>
      </text:list>
      <text:list xml:id="list1352434312" text:style-name="L27">
        <text:list-item>
          <text:p text:style-name="P146">Profissões possuem normas de conduta</text:p>
        </text:list-item>
        <text:list-item>
          <text:p text:style-name="P146">Maneira de se portar</text:p>
        </text:list-item>
        <text:list-item>
          <text:p text:style-name="P146">Cobrança maior</text:p>
        </text:list-item>
      </text:list>
      <text:p text:style-name="P49"/>
      <text:list xml:id="list113613026268960" text:continue-list="list113613568866776" text:style-name="Outline">
        <text:list-item>
          <text:list>
            <text:list-item>
              <text:h text:style-name="P96" text:outline-level="2">O que é a ética?</text:h>
            </text:list-item>
          </text:list>
        </text:list-item>
      </text:list>
      <text:p text:style-name="P51">“<text:span text:style-name="T13">Normas morais que estão fundamentalmente ligadas ao mandamento divino e assim há uma inerente ligação com a felicidade e a virtude.” – São Tomás de Aquino</text:span></text:p>
      <text:p text:style-name="P51"/>
      <text:list xml:id="list113612277590072" text:continue-numbering="true" text:style-name="Outline">
        <text:list-item>
          <text:list>
            <text:list-item>
              <text:h text:style-name="P96" text:outline-level="2">Atributos morais de Deus</text:h>
            </text:list-item>
          </text:list>
        </text:list-item>
      </text:list>
      <text:list xml:id="list154774608" text:style-name="L28">
        <text:list-item>
          <text:p text:style-name="P147">Bondade (misericórdia, Graça)</text:p>
        </text:list-item>
        <text:list-item>
          <text:p text:style-name="P147">Amor</text:p>
        </text:list-item>
        <text:list-item>
          <text:p text:style-name="P147">Santidade</text:p>
        </text:list-item>
        <text:list-item>
          <text:p text:style-name="P147">Retidão (ou Justiça)</text:p>
        </text:list-item>
        <text:list-item>
          <text:p text:style-name="P147">Zelo</text:p>
        </text:list-item>
        <text:list-item>
          <text:p text:style-name="P147">Ira</text:p>
        </text:list-item>
      </text:list>
      <text:p text:style-name="P50"/>
      <text:list xml:id="list113611904918266" text:continue-list="list113612277590072" text:style-name="Outline">
        <text:list-item>
          <text:list>
            <text:list-item>
              <text:h text:style-name="P97" text:outline-level="2">Paulo instruindo o jovem timóteo – 1 Timóteo 3</text:h>
            </text:list-item>
          </text:list>
        </text:list-item>
      </text:list>
      <text:p text:style-name="P53"/>
      <text:list xml:id="list1940362536" text:style-name="L29">
        <text:list-item>
          <text:p text:style-name="P148">Está é uma palavra fiel; se alguém deseja o episcopado, exelente obra deseja.</text:p>
        </text:list-item>
        <text:list-item>
          <text:p text:style-name="P148">Convém, pois, que o bispo seja irrepreensível, marido de uma mulher vigilante…</text:p>
        </text:list-item>
      </text:list>
      <text:p text:style-name="P52"/>
      <text:p text:style-name="P52">“Só o caráter e as virtudes morais dão sustentabilidade a integridade do líder cristão […]”</text:p>
      <text:p text:style-name="P52">– Paulo Vicente Ferreira das Neves</text:p>
      <text:p text:style-name="P52"/>
      <text:p text:style-name="P52"/>
      <text:list xml:id="list113612663879723" text:continue-list="list113611904918266" text:style-name="Outline">
        <text:list-item>
          <text:list>
            <text:list-item>
              <text:h text:style-name="Heading_20_2" text:outline-level="2"><text:soft-page-break/>Ser coerente</text:h>
            </text:list-item>
          </text:list>
        </text:list-item>
      </text:list>
      <text:list xml:id="list4008227350" text:style-name="L30">
        <text:list-item>
          <text:p text:style-name="P149">Padrão bíblico</text:p>
        </text:list-item>
        <text:list-item>
          <text:p text:style-name="P149">Viver e fazer</text:p>
        </text:list-item>
        <text:list-item>
          <text:p text:style-name="P116">Atitude sintonizado com o discurso</text:p>
        </text:list-item>
        <text:list-item>
          <text:p text:style-name="P149">Ser coerente gera confiabilidade</text:p>
        </text:list-item>
      </text:list>
      <text:p text:style-name="P54"/>
      <text:list xml:id="list113613260721233" text:continue-list="list113612663879723" text:style-name="Outline">
        <text:list-item>
          <text:list>
            <text:list-item>
              <text:h text:style-name="P98" text:outline-level="2">Guardar Segredos</text:h>
            </text:list-item>
          </text:list>
        </text:list-item>
      </text:list>
      <text:list xml:id="list1026144569" text:style-name="L31">
        <text:list-item>
          <text:p text:style-name="P150">Discipulado exige sigilo; (Exceção: Abusos, estupro)</text:p>
        </text:list-item>
        <text:list-item>
          <text:p text:style-name="P150"><text:span text:style-name="T3">Cuidar</text:span> do coração do liderado <text:span text:style-name="T3">exige responsabilidade.</text:span></text:p>
        </text:list-item>
      </text:list>
      <text:p text:style-name="P11"/>
      <text:list xml:id="list113612825066453" text:continue-list="list113613260721233" text:style-name="Outline">
        <text:list-item>
          <text:list>
            <text:list-item>
              <text:h text:style-name="Heading_20_2" text:outline-level="2">Ser submisso</text:h>
            </text:list-item>
          </text:list>
        </text:list-item>
      </text:list>
      <text:p text:style-name="P30"><text:tab/>Submissão ou sujeição <text:span text:style-name="T3">NÃO é ser escravo</text:span>, menosprezado, inferiorizado depreciado ou desrespeitado, mas sim, em reconhecer a autoridade de alguém.</text:p>
      <text:p text:style-name="P30"/>
      <text:p text:style-name="P31">“<text:span text:style-name="T3">As mulheres sejam submissas a seus maridos, como ao Senhor</text:span>”</text:p>
      <text:p text:style-name="P31">(Ef. 5:22 – ARA)</text:p>
      <text:p text:style-name="P30"/>
      <text:p text:style-name="P30"><text:tab/>O real significado do grego para “Submissão”, de acordo com os estudiosos do grego bíblico, é “reconhecer a liderança de”.</text:p>
      <text:p text:style-name="P30"/>
      <text:list xml:id="list113612508693688" text:continue-numbering="true" text:style-name="Outline">
        <text:list-item>
          <text:list>
            <text:list-item>
              <text:h text:style-name="Heading_20_2" text:outline-level="2">Analisando o primeiro testamento</text:h>
            </text:list-item>
          </text:list>
        </text:list-item>
      </text:list>
      <text:list xml:id="list3162690827" text:style-name="L32">
        <text:list-item>
          <text:p text:style-name="P136">Deus estabelecia sua vontade → Através de um líder ou dos profetas</text:p>
        </text:list-item>
        <text:list-item>
          <text:p text:style-name="P136">Nova ordem → Contato com quem estava “responsável”</text:p>
        </text:list-item>
        <text:list-item>
          <text:p text:style-name="P136">Origem da queda não foi o orgulho → Foi rebeldia!</text:p>
        </text:list-item>
      </text:list>
      <text:p text:style-name="P32"/>
      <text:list xml:id="list113612507654818" text:continue-list="list113612508693688" text:style-name="Outline">
        <text:list-item>
          <text:list>
            <text:list-item>
              <text:h text:style-name="P99" text:outline-level="2">Parece simples?</text:h>
            </text:list-item>
          </text:list>
        </text:list-item>
      </text:list>
      <text:list xml:id="list2281955213" text:style-name="L33">
        <text:list-item>
          <text:p text:style-name="P151">Presunção, altivez no coração, rebeldia, Amor-próprio</text:p>
        </text:list-item>
        <text:list-item>
          <text:p text:style-name="P151">Egoísmo, imodéstia, arrogância</text:p>
        </text:list-item>
        <text:list-item>
          <text:p text:style-name="P151">Vaidade, soberba, orgulho</text:p>
        </text:list-item>
      </text:list>
      <text:p text:style-name="P55"/>
      <text:list xml:id="list113613298688253" text:continue-list="list113612507654818" text:style-name="Outline">
        <text:list-item>
          <text:list>
            <text:list-item>
              <text:h text:style-name="P100" text:outline-level="2">Exemplos de insubmissão</text:h>
            </text:list-item>
          </text:list>
        </text:list-item>
      </text:list>
      <text:p text:style-name="P56">Corá, Absalão, Adonias, Jonas (Nm 16; Jz 2; 1 Rs 1 e 2; Jn 1 e 2)</text:p>
      <text:p text:style-name="P56"/>
      <text:list xml:id="list113611794086399" text:continue-numbering="true" text:style-name="Outline">
        <text:list-item>
          <text:h text:style-name="P82" text:outline-level="1">Erros fatais de um líder</text:h>
          <text:list>
            <text:list-item>
              <text:h text:style-name="P101" text:outline-level="2">Orgulho → Arruína a vida de um líder</text:h>
            </text:list-item>
          </text:list>
        </text:list-item>
      </text:list>
      <text:list xml:id="list3813674024" text:style-name="L34">
        <text:list-item>
          <text:p text:style-name="P152">Atitude arrogante que faz com que a pessoa se sinta melhor ou mais importante que outra(s)</text:p>
        </text:list-item>
        <text:list-item>
          <text:p text:style-name="P152">Amor-próprio exagerado</text:p>
        </text:list-item>
      </text:list>
      <text:p text:style-name="P57"/>
      <text:p text:style-name="P58"><text:soft-page-break/>Características</text:p>
      <text:list xml:id="list3327803407" text:style-name="L35">
        <text:list-item>
          <text:p text:style-name="P153">Nunca admitir uma fraqueza</text:p>
        </text:list-item>
        <text:list-item>
          <text:p text:style-name="P153">Se compare continuamente com os outros</text:p>
        </text:list-item>
        <text:list-item>
          <text:p text:style-name="P153">Não aceita conselhos</text:p>
        </text:list-item>
        <text:list-item>
          <text:p text:style-name="P153">Procura reconhecimento e louvor para si mesmo</text:p>
        </text:list-item>
        <text:list-item>
          <text:p text:style-name="P154">Tem uma opinião elevada sobre sua imagem pessoal</text:p>
        </text:list-item>
        <text:list-item>
          <text:p text:style-name="P154">Percebe a humildade como uma fraqueza</text:p>
        </text:list-item>
        <text:list-item>
          <text:p text:style-name="P154">Não admite seu pecado pessoal</text:p>
        </text:list-item>
        <text:list-item>
          <text:p text:style-name="P154">Sente tristeza ou ira quando alguém recebe honra</text:p>
        </text:list-item>
      </text:list>
      <text:p text:style-name="P59"/>
      <text:list xml:id="list113613604218728" text:continue-list="list113611794086399" text:style-name="Outline">
        <text:list-item>
          <text:list>
            <text:list-item>
              <text:h text:style-name="P102" text:outline-level="2">Orgulho exposição Bíbli<text:span text:style-name="T17">c</text:span>a – Daniel</text:h>
            </text:list-item>
          </text:list>
        </text:list-item>
      </text:list>
      <text:p text:style-name="P60">Daniel 3:15; 4:30;<text:span text:style-name="T14"> </text:span><text:span text:style-name="T15">4:37</text:span><text:span text:style-name="T16">.</text:span></text:p>
      <text:p text:style-name="P62"/>
      <text:list xml:id="list113613358252861" text:continue-numbering="true" text:style-name="Outline">
        <text:list-item>
          <text:h text:style-name="P83" text:outline-level="1">Focar nos problemas</text:h>
        </text:list-item>
      </text:list>
      <text:list xml:id="list3653446460" text:style-name="L36">
        <text:list-item>
          <text:p text:style-name="P155">Pastores e líderes com agendas cada vez mais cheias</text:p>
        </text:list-item>
        <text:list-item>
          <text:p text:style-name="P155">Problemas inesperados</text:p>
        </text:list-item>
        <text:list-item>
          <text:p text:style-name="P155">Pessoas perdem o foco facilmente quando depositam uma carga exessiva naquilo que é descnecessário</text:p>
        </text:list-item>
      </text:list>
      <text:p text:style-name="P61"/>
      <text:p text:style-name="P61"/>
      <text:p text:style-name="P61">O foco não deve estar no problema, mas sim na solução. (Fala isso pra Damares lá no nosso pré-projeto</text:p>
      <text:p text:style-name="P61"/>
      <text:list xml:id="list113612691222028" text:continue-list="list113613358252861" text:style-name="Outline">
        <text:list-item>
          <text:list>
            <text:list-item>
              <text:h text:style-name="P103" text:outline-level="2">Se apoiar nos aplausos e críticas</text:h>
            </text:list-item>
          </text:list>
        </text:list-item>
      </text:list>
      <text:list xml:id="list3986185417" text:style-name="L37">
        <text:list-item>
          <text:p text:style-name="P156">Elogios são bons e empolgantes</text:p>
        </text:list-item>
        <text:list-item>
          <text:p text:style-name="P156">Não há problema em receber desde que isso não seja a motivação</text:p>
        </text:list-item>
        <text:list-item>
          <text:p text:style-name="P156">O problema em se basear nos elogios é que faremos o que dá certo e não o que é certo.</text:p>
        </text:list-item>
      </text:list>
      <text:p text:style-name="P62"/>
      <text:p text:style-name="P62">“FUCKING LET’s DO IT BROTHER YEAH HAHEHU. LET’S DO THESE GAMES THINGS AND PREACH THE GOSPEL TO EVERYONE.”</text:p>
      <text:p text:style-name="P62"/>
      <text:list xml:id="list113613290051109" text:continue-list="list113612691222028" text:style-name="Outline">
        <text:list-item>
          <text:list>
            <text:list-item>
              <text:h text:style-name="Heading_20_2" text:outline-level="2">Chiavenato</text:h>
            </text:list-item>
          </text:list>
        </text:list-item>
      </text:list>
      <text:p text:style-name="P64">“<text:span text:style-name="T3">Pessoas como seres humanos</text:span>: dotados de personalidade própria e profundamente diferentes entre sim com uma história pessoal participar e diferenciada, possuidores de conhecimento, habilidades e competências indispensáveis à adequada gestão dos demais recursos organizacionais. <text:span text:style-name="T18">Pessoas, não como meros recursos da organização.</text:span>”</text:p>
      <text:p text:style-name="P63"/>
      <text:p text:style-name="P63"/>
      <text:p text:style-name="P63"/>
      <text:list xml:id="list113612049100971" text:continue-numbering="true" text:style-name="Outline">
        <text:list-item>
          <text:list>
            <text:list-item>
              <text:h text:style-name="P104" text:outline-level="2"><text:soft-page-break/>Compartilhar alvos</text:h>
            </text:list-item>
          </text:list>
        </text:list-item>
      </text:list>
      <text:list xml:id="list2172899458" text:style-name="L38">
        <text:list-item>
          <text:p text:style-name="P157">Compartilhar alvos em uma liderança é t<text:span text:style-name="T21">ão</text:span> fundamental como oxigênio para respirar</text:p>
        </text:list-item>
        <text:list-item>
          <text:p text:style-name="P157">Revele seus alvos aos poucos</text:p>
        </text:list-item>
        <text:list-item>
          <text:p text:style-name="P157">Mudar uma visão não <text:span text:style-name="T20">é </text:span>conquistado do dia para a noite</text:p>
        </text:list-item>
        <text:list-item>
          <text:p text:style-name="P157">Novidades podem tirar pessoas da ZONA DE CONFORTO !!!!!!!!!!!!!!!!!!<text:line-break/><text:span text:style-name="T19">TENHA SABEDORIA</text:span></text:p>
        </text:list-item>
      </text:list>
      <text:p text:style-name="P66"/>
      <text:p text:style-name="P67">Gerar inspiração.</text:p>
      <text:p text:style-name="P67"/>
      <text:list xml:id="list113613506648121" text:continue-list="list113612049100971" text:style-name="Outline">
        <text:list-item>
          <text:list>
            <text:list-item>
              <text:h text:style-name="Heading_20_2" text:outline-level="2">Priorize a bíblia</text:h>
            </text:list-item>
          </text:list>
        </text:list-item>
      </text:list>
      <text:list xml:id="list3350438172" text:style-name="L39">
        <text:list-item>
          <text:p text:style-name="P158">Seu ministério precisa ser pautado na bíblia</text:p>
        </text:list-item>
        <text:list-item>
          <text:p text:style-name="P158">Há uma vasta quantidade de materiais</text:p>
        </text:list-item>
      </text:list>
      <text:p text:style-name="P65"/>
      <text:p text:style-name="P65">A bíblia tem poder para</text:p>
      <text:list xml:id="list1699675490" text:style-name="L40">
        <text:list-item>
          <text:p text:style-name="P159"><text:span text:style-name="T22">N</text:span>os ensinar</text:p>
        </text:list-item>
        <text:list-item>
          <text:p text:style-name="P159">Nos exortar</text:p>
        </text:list-item>
        <text:list-item>
          <text:p text:style-name="P159">Trazer a vida e alegria</text:p>
        </text:list-item>
      </text:list>
      <text:p text:style-name="P65"/>
      <text:list xml:id="list113612207902228" text:continue-list="list113613506648121" text:style-name="Outline">
        <text:list-item>
          <text:list>
            <text:list-item>
              <text:h text:style-name="P105" text:outline-level="2">Revise o planejamento</text:h>
            </text:list-item>
          </text:list>
        </text:list-item>
      </text:list>
      <text:list xml:id="list124198629" text:style-name="L41">
        <text:list-item>
          <text:p text:style-name="P160">Verificar se aquilo que foi proposto está acontecendo</text:p>
        </text:list-item>
        <text:list-item>
          <text:p text:style-name="P160">Corrigir Erros</text:p>
        </text:list-item>
        <text:list-item>
          <text:p text:style-name="P160">Melhorar o que está dando certo</text:p>
        </text:list-item>
      </text:list>
      <text:p text:style-name="P65"/>
      <text:p text:style-name="P65"/>
      <text:list xml:id="list113612492930331" text:continue-list="list113612207902228" text:style-name="Outline">
        <text:list-item>
          <text:h text:style-name="P85" text:outline-level="1">Aula 08 de junho de 2021</text:h>
        </text:list-item>
      </text:list>
      <text:p text:style-name="P68"/>
      <text:list xml:id="list113613109318731" text:continue-numbering="true" text:style-name="Outline">
        <text:list-item>
          <text:list>
            <text:list-item>
              <text:h text:style-name="Heading_20_2" text:outline-level="2">Tentações e dificuldades – <text:span text:style-name="T23">Unidade 10</text:span></text:h>
              <text:list>
                <text:list-item>
                  <text:h text:style-name="P112" text:outline-level="3">Ganância, dinheiro e poder</text:h>
                </text:list-item>
              </text:list>
            </text:list-item>
          </text:list>
        </text:list-item>
      </text:list>
      <text:list xml:id="list1903347250" text:style-name="L42">
        <text:list-item>
          <text:p text:style-name="P161">Vivemos em uma sociedade em que o slogan é “quanto mais melhor”</text:p>
        </text:list-item>
        <text:list-item>
          <text:p text:style-name="P161">Conteúdo desse tipo sendo produzido cada vez mais</text:p>
        </text:list-item>
        <text:list-item>
          <text:p text:style-name="P162">Líder possui certa responsabilidade de acordo com o nível de lideranças</text:p>
        </text:list-item>
        <text:list-item>
          <text:p text:style-name="P162">Quanto mais alto o nível mais responsabilidade, porém mais poder e autonomia</text:p>
        </text:list-item>
        <text:list-item>
          <text:p text:style-name="P163">O grande problema não é estar em posições elevadas e sim CONFUNDIR que isso é “PODER TUDO O QUE QUISER”</text:p>
        </text:list-item>
      </text:list>
      <text:p text:style-name="P69"/>
      <text:p text:style-name="P69"><text:tab/><text:span text:style-name="T24">Quantas vezes você viu uma ma</text:span><text:span text:style-name="T25">n</text:span><text:span text:style-name="T24">chete de escândalos envolvendo um “zezinho” e quantos você viu que envolvia pessoas do “topo”</text:span></text:p>
      <text:p text:style-name="P69"/>
      <text:list xml:id="list113611663080286" text:continue-list="list113613109318731" text:style-name="Outline">
        <text:list-item>
          <text:list>
            <text:list-item>
              <text:h text:style-name="P106" text:outline-level="2">Equil<text:span text:style-name="T37">íbrio é tudo.</text:span></text:h>
            </text:list-item>
          </text:list>
        </text:list-item>
      </text:list>
      <text:p text:style-name="P71">Analisar a real intenção do nosso coração é fundamental para um líder.</text:p>
      <text:list xml:id="list113613717128635" text:continue-numbering="true" text:style-name="Outline">
        <text:list-item>
          <text:list>
            <text:list-item>
              <text:h text:style-name="P107" text:outline-level="2">Alguns dados sobre tentação</text:h>
            </text:list-item>
          </text:list>
        </text:list-item>
      </text:list>
      <table:table table:name="Tabela1" table:style-name="Tabela1">
        <table:table-column table:style-name="Tabela1.A"/>
        <table:table-column table:style-name="Tabela1.B"/>
        <table:table-row table:style-name="TableLine2843496542480">
          <table:table-cell table:style-name="Tabela1.A1" office:value-type="string">
            <text:p text:style-name="P77">Quando você não passa tempo com Deus</text:p>
          </table:table-cell>
          <table:table-cell table:style-name="Tabela1.B1" office:value-type="string">
            <text:p text:style-name="P77">81%</text:p>
          </table:table-cell>
        </table:table-row>
        <table:table-row table:style-name="TableLine2843496550368">
          <table:table-cell table:style-name="Tabela1.A2" office:value-type="string">
            <text:p text:style-name="P77">Quando você não descansa o suficiente</text:p>
          </table:table-cell>
          <table:table-cell table:style-name="Tabela1.B2" office:value-type="string">
            <text:p text:style-name="P77">57%</text:p>
          </table:table-cell>
        </table:table-row>
        <table:table-row table:style-name="TableLine2843496549008">
          <table:table-cell table:style-name="Tabela1.A2" office:value-type="string">
            <text:p text:style-name="P77">Quando a vida é difícil</text:p>
          </table:table-cell>
          <table:table-cell table:style-name="Tabela1.B2" office:value-type="string">
            <text:p text:style-name="P77">45%</text:p>
          </table:table-cell>
        </table:table-row>
        <table:table-row table:style-name="TableLine2843496550640">
          <table:table-cell table:style-name="Tabela1.A2" office:value-type="string">
            <text:p text:style-name="P77">Durante períodos de mudança</text:p>
          </table:table-cell>
          <table:table-cell table:style-name="Tabela1.B2" office:value-type="string">
            <text:p text:style-name="P77">42%</text:p>
          </table:table-cell>
        </table:table-row>
        <table:table-row table:style-name="TableLine2843496545744">
          <table:table-cell table:style-name="Tabela1.A2" office:value-type="string">
            <text:p text:style-name="P77">Depois de uma vitória importante</text:p>
          </table:table-cell>
          <table:table-cell table:style-name="Tabela1.B2" office:value-type="string">
            <text:p text:style-name="P77">37%</text:p>
          </table:table-cell>
        </table:table-row>
        <table:table-row table:style-name="TableLine2843496552000">
          <table:table-cell table:style-name="Tabela1.A2" office:value-type="string">
            <text:p text:style-name="P77">Quando a vida é monótona</text:p>
          </table:table-cell>
          <table:table-cell table:style-name="Tabela1.B2" office:value-type="string">
            <text:p text:style-name="P77">30%</text:p>
          </table:table-cell>
        </table:table-row>
      </table:table>
      <text:list xml:id="list113613158353668" text:continue-numbering="true" text:style-name="Outline">
        <text:list-item>
          <text:list>
            <text:list-item>
              <text:h text:style-name="P108" text:outline-level="2"/>
            </text:list-item>
          </text:list>
        </text:list-item>
      </text:list>
      <text:p text:style-name="P72">Outros dados</text:p>
      <text:p text:style-name="P72"/>
      <text:p text:style-name="P72">Entre 1982 e 1990</text:p>
      <text:p text:style-name="P72"><text:tab/>38% das mulheres que frequentaram a clínica de Shirley Glass (psicóloga norte americana) estavam envolvidos com alguém do seu ambiente de trabalho.</text:p>
      <text:p text:style-name="P72"/>
      <text:list xml:id="list1674704618" text:style-name="L43">
        <text:list-item>
          <text:p text:style-name="P164">Você compartilha mais informações sobre o seu dia com sua amiga do que com sua esposa?</text:p>
        </text:list-item>
        <text:list-item>
          <text:p text:style-name="P164">Você comenta sentimentos negativos ou detalhes íntimos sobre o seu casamento com sua amiga?</text:p>
        </text:list-item>
        <text:list-item>
          <text:p text:style-name="P164">Você comenta abertamente com sua esposa sobre a extenção do seu envolvimento com sua amiga?</text:p>
        </text:list-item>
        <text:list-item>
          <text:p text:style-name="P164"><text:soft-page-break/>Você se sentiria à vontade se sua esposa assistisse a uma gravação de suas reuniões</text:p>
        </text:list-item>
        <text:list-item>
          <text:p text:style-name="P164">Você se sentiria à vontade se sua esposa ouvisse as conversar que você tem com sua amiga?</text:p>
        </text:list-item>
        <text:list-item>
          <text:p text:style-name="P164">Você tem ciência de tensões sexuais nesta amizade?</text:p>
        </text:list-item>
        <text:list-item>
          <text:p text:style-name="P164">Você e sua amiga se tocam de maneira diferente quanto estão sozinho e quanto estão com outras pessoas?</text:p>
        </text:list-item>
        <text:list-item>
          <text:p text:style-name="P164">Você está apaixonado por sua amiga?</text:p>
        </text:list-item>
      </text:list>
      <text:p text:style-name="P72"/>
      <text:p text:style-name="P72"/>
      <text:p text:style-name="P70">My feelings are <text:span text:style-name="T29">weird</text:span>. <text:span text:style-name="T26">分からないけど</text:span>what is happening. <text:span text:style-name="T26">でも</text:span> <text:span text:style-name="T26">僕の気けどね。。。愛してる. 分からない</text:span><text:span text:style-name="T27">. I haven’t even 話しました to her at all. どう</text:span><text:span text:style-name="T31">could </text:span><text:span text:style-name="T27">I be 愛してます with someone that I have no relationship, no contact, </text:span><text:span text:style-name="T28">nothing with her, HOW in the ファックス would I 愛して</text:span><text:span text:style-name="T30">るか</text:span><text:span text:style-name="T27">?</text:span><text:span text:style-name="T33"> これだめだよ. </text:span><text:span text:style-name="T34">疲れった.</text:span><text:span text:style-name="T33"> 私の気.</text:span></text:p>
      <text:p text:style-name="P165"/>
      <text:list xml:id="list113612313661975" text:continue-list="list113613158353668" text:style-name="Outline">
        <text:list-item>
          <text:list>
            <text:list-item>
              <text:h text:style-name="P109" text:outline-level="2">Importância de capacitar novos Líderes</text:h>
            </text:list-item>
          </text:list>
        </text:list-item>
      </text:list>
      <text:list xml:id="list2391118108" text:style-name="L44">
        <text:list-item>
          <text:p text:style-name="P167">Aproximadamente 6mil anos atrás seres humanos começaram a viver em povoados. (Estudos sociais e antropológicos)</text:p>
        </text:list-item>
        <text:list-item>
          <text:p text:style-name="P167">Com os pequenos povoados nasceram os líderes</text:p>
        </text:list-item>
        <text:list-item>
          <text:p text:style-name="P167">Período pré-histórico, período dos impédrios, moderno…</text:p>
        </text:list-item>
        <text:list-item>
          <text:p text:style-name="P167">SEMPRE HOUVERAM LÍDERES</text:p>
        </text:list-item>
      </text:list>
      <text:p text:style-name="P166"/>
      <text:p text:style-name="P166">O Mundo carece de líderes que VERDADEIRAMENTE INSPIRAM</text:p>
      <text:p text:style-name="P166">Líderes comprometidos com a VERDADE</text:p>
      <text:p text:style-name="P166">Líderes que guiados por CRISTO</text:p>
      <text:p text:style-name="P166"/>
      <text:list xml:id="list113612697425186" text:continue-list="list113612313661975" text:style-name="Outline">
        <text:list-item>
          <text:h text:style-name="P84" text:outline-level="1"><text:span text:style-name="T32">Líder e a espiritualidade</text:span></text:h>
        </text:list-item>
      </text:list>
      <text:p text:style-name="P169"><text:span text:style-name="T35">Atentando-se ao que importa</text:span></text:p>
      <text:p text:style-name="P169"><text:span text:style-name="T35"/></text:p>
      <text:list xml:id="list3725233630" text:style-name="L45">
        <text:list-item>
          <text:p text:style-name="P170"><text:span text:style-name="T35">T</text:span><text:span text:style-name="T32">ão importante quanto o oxigênio para sobrevi</text:span><text:span text:style-name="T36">v</text:span><text:span text:style-name="T32">ência</text:span></text:p>
        </text:list-item>
        <text:list-item>
          <text:p text:style-name="P170"><text:span text:style-name="T32">Não é um assunto qualquer, mas da parte primordial da caminhada cristã</text:span></text:p>
        </text:list-item>
        <text:list-item>
          <text:p text:style-name="P171"><text:span text:style-name="T32">Proclamar as boas novas é espiritual</text:span></text:p>
        </text:list-item>
        <text:list-item>
          <text:p text:style-name="P171"><text:span text:style-name="T32">O mundo espiritual valida aquilo que pregamos e vivemos</text:span></text:p>
        </text:list-item>
      </text:list>
      <text:p text:style-name="P172"><text:span text:style-name="T32"/></text:p>
      <text:p text:style-name="P173"><text:span text:style-name="T32">I believe not </text:span></text:p>
      <text:p text:style-name="P168"><text:span text:style-name="T32">私はこれが思いません。。。。。</text:span></text:p>
      <text:p text:style-name="P168"><text:span text:style-name="T32"/></text:p>
      <text:list xml:id="list113611951808800" text:continue-list="list113612697425186" text:style-name="Outline">
        <text:list-item>
          <text:list>
            <text:list-item>
              <text:h text:style-name="Heading_20_2" text:outline-level="2">A impor<text:span text:style-name="T38">tância da leitura da bíblia</text:span></text:h>
            </text:list-item>
          </text:list>
        </text:list-item>
      </text:list>
      <text:list xml:id="list2997504475" text:style-name="L46">
        <text:list-item>
          <text:p text:style-name="P174">Fator essencial da espiritualidade</text:p>
        </text:list-item>
        <text:list-item>
          <text:p text:style-name="P174">Necessário constante uso dela</text:p>
        </text:list-item>
        <text:list-item>
          <text:p text:style-name="P174">Onde o líder se alimenta e encontra alimenta para seus liderados</text:p>
        </text:list-item>
        <text:list-item>
          <text:p text:style-name="P174">Não há como alimentar alguém <text:span text:style-name="T39">com </text:span>“grama seca”</text:p>
          <text:list>
            <text:list-item>
              <text:p text:style-name="P174">Just <text:span text:style-name="T39">like when you read and ponder on the word of God, it feels like u got fresh grass that you can share with others. When you don’t ponder on the </text:span><text:soft-page-break/><text:span text:style-name="T39">word of god, the grass dies and you might “keep feeding youself” but now its dead grass and not lively and new grass</text:span></text:p>
            </text:list-item>
          </text:list>
        </text:list-item>
      </text:list>
      <text:p text:style-name="P175"/>
      <text:p text:style-name="P176">A bíblia é a bússola que nos guia para pátria celeste e nela encontramos.</text:p>
      <text:p text:style-name="P176"/>
      <text:list xml:id="list113611597858767" text:continue-list="list113611951808800" text:style-name="Outline">
        <text:list-item>
          <text:list>
            <text:list-item>
              <text:h text:style-name="P110" text:outline-level="2">A importância da oração</text:h>
            </text:list-item>
          </text:list>
        </text:list-item>
      </text:list>
      <text:list xml:id="list288488059" text:style-name="L48">
        <text:list-item>
          <text:p text:style-name="P177">Oração é a parte da nossa vida e liderança</text:p>
        </text:list-item>
        <text:list-item>
          <text:p text:style-name="P177">PODER gigantesco na ORAÇÃO</text:p>
        </text:list-item>
        <text:list-item>
          <text:p text:style-name="P177">Caminho a ser trilhado</text:p>
        </text:list-item>
        <text:list-item>
          <text:p text:style-name="P178">eu te odeio</text:p>
        </text:list-item>
        <text:list-item>
          <text:p text:style-name="P178">mentira</text:p>
        </text:list-item>
        <text:list-item>
          <text:p text:style-name="P178">te amo</text:p>
        </text:list-item>
        <text:list-item>
          <text:p text:style-name="P178">-bipolaridade</text:p>
        </text:list-item>
      </text:list>
      <text:p text:style-name="P179"/>
      <text:list xml:id="list113613159322725" text:continue-numbering="true" text:style-name="L48">
        <text:list-item>
          <text:p text:style-name="P180">Líderes como alvos mais intenso do adversário</text:p>
        </text:list-item>
        <text:list-item>
          <text:p text:style-name="P180">Líderes pastoreiam o rebanho de CRISTO</text:p>
        </text:list-item>
        <text:list-item>
          <text:p text:style-name="P180">ORAÇÃO não é uma ferramenta na batalha, mas é a própria batalha.</text:p>
        </text:list-item>
      </text:list>
      <text:p text:style-name="P179"/>
      <text:list xml:id="list113613709570306" text:continue-list="list113611597858767" text:style-name="Outline">
        <text:list-item>
          <text:list>
            <text:list-item>
              <text:h text:style-name="P111" text:outline-level="2"><text:span text:style-name="T40">Importância do perdão</text:span></text:h>
            </text:list-item>
          </text:list>
        </text:list-item>
      </text:list>
      <text:p text:style-name="P181">Ministério de mestre Jesus</text:p>
      <text:p text:style-name="P181">Temática → Perdão</text:p>
      <text:p text:style-name="P181">Perdão → Reconciliação</text:p>
      <text:p text:style-name="P181">DEUS e o homem conectados</text:p>
      <text:p text:style-name="P181"/>
      <text:p text:style-name="P181">Perdão – Estreita relacionamentos</text:p>
      <text:p text:style-name="P181"/>
      <text:p text:style-name="P181">Há um poder extraordinário no perdão</text:p>
      <text:p text:style-name="P181"/>
      <text:p text:style-name="P181">Quando o diabo TENTAR minar o seu coração por causa de um LIDERADO DESOBEDIENTE, lembre—se do PERDÃO.</text:p>
      <text:p text:style-name="P181"/>
      <text:list xml:id="list113611824030696" text:continue-numbering="true" text:style-name="Outline">
        <text:list-item>
          <text:list>
            <text:list-item>
              <text:h text:style-name="Heading_20_2" text:outline-level="2">Importância do discernimento Espiritual</text:h>
            </text:list-item>
          </text:list>
        </text:list-item>
      </text:list>
      <text:p text:style-name="P182">Para não sermos enganados</text:p>
      <text:p text:style-name="P182">Termos uma visão mais ampla do ministério</text:p>
      <text:p text:style-name="P182">Estamos em uma guerra travada</text:p>
      <text:p text:style-name="P182"/>
      <text:p text:style-name="P183">Abusos sexuais, depressão, possessão demoníaca, lascívia…</text:p>
      <text:p text:style-name="P183"/>
      <text:p text:style-name="P183"/>
      <text:p text:style-name="P18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2" svg:font-family="Arial" style:font-adornments="Itálico" style:font-family-generic="swiss" style:font-pitch="variable"/>
    <style:font-face style:name="Arial1" svg:font-family="Arial" style:font-adornments="Negrito" style:font-family-generic="swiss" style:font-pitch="variable"/>
    <style:font-face style:name="Arial" svg:font-family="Arial" style:font-adornments="Normal" style:font-family-generic="swiss" style:font-pitch="variable"/>
    <style:font-face style:name="Impact" svg:font-family="Impact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A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AT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language="pt" fo:country="BR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style:contextual-spacing="false" fo:keep-with-next="always"/>
      <style:text-properties fo:text-transform="uppercase" style:font-name="Arial" fo:font-family="Arial" style:font-style-name="Normal" style:font-family-generic="swiss" style:font-pitch="variable" fo:font-size="12pt" fo:language="pt" fo:country="BR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Arial" fo:font-family="Arial" style:font-style-name="Normal" style:font-family-generic="swiss" style:font-pitch="variable" fo:language="pt" fo:country="BR"/>
    </style:style>
    <style:style style:name="List" style:family="paragraph" loext:hidden="true" style:hidden="true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loext:hidden="true" style:hidden="true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loext:hidden="true" style:hidden="true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loext:hidden="true" style:hidden="true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paragraph-properties text:number-lines="true" text:line-number="1"/>
      <style:text-properties fo:text-transform="uppercase" fo:font-size="12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text-properties fo:text-transform="capitalize" fo:font-size="12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text-properties fo:text-transform="capitalize" fo:font-size="12pt" fo:font-style="italic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text-properties fo:font-variant="normal" fo:text-transform="none" fo:font-size="12pt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2pt" fo:font-weight="bold" style:font-size-asian="28pt" style:font-weight-asian="bold" style:font-size-complex="28pt" style:font-weight-complex="bold"/>
    </style:style>
    <style:style style:name="Text_20_body_20_indent" style:display-name="Text body indent" style:family="paragraph" loext:hidden="true" style:hidden="true" style:parent-style-name="Text_20_body" style:class="text">
      <style:paragraph-properties fo:margin-left="0.499cm" fo:margin-right="0cm" fo:text-indent="0cm" style:auto-text-indent="false"/>
    </style:style>
    <style:style style:name="List_20_Heading" style:display-name="List Heading" style:family="paragraph" loext:hidden="true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loext:hidden="true" style:hidden="true" style:parent-style-name="Standard" style:class="html">
      <style:paragraph-properties fo:margin-left="1cm" fo:margin-right="0cm" fo:text-indent="0cm" style:auto-text-indent="false"/>
    </style:style>
    <style:style style:name="Index_20_Heading" style:display-name="Index Heading" style:family="paragraph" loext:hidden="true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1" style:display-name="Contents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Quotations" style:family="paragraph" loext:hidden="true" style:hidden="true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Bibliography_20_Heading" style:display-name="Bibliography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Sender" style:family="paragraph" loext:hidden="true" style:hidden="true" style:parent-style-name="Standard" style:class="extra">
      <style:paragraph-properties fo:margin-top="0cm" fo:margin-bottom="0.106cm" style:contextual-spacing="false" text:number-lines="false" text:line-number="0"/>
    </style:style>
    <style:style style:name="Addressee" style:family="paragraph" loext:hidden="true" style:hidden="true" style:parent-style-name="Standard" style:class="extra">
      <style:paragraph-properties fo:margin-top="0cm" fo:margin-bottom="0.106cm" style:contextual-spacing="false" text:number-lines="false" text:line-number="0"/>
    </style:style>
    <style:style style:name="Endnote" style:family="paragraph" loext:hidden="true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loext:hidden="true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Salutation" style:family="paragraph" loext:hidden="true" style:hidden="true" style:parent-style-name="Standard" style:class="text">
      <style:paragraph-properties text:number-lines="false" text:line-number="0"/>
    </style:style>
    <style:style style:name="Horizontal_20_Line" style:display-name="Horizontal Line" style:family="paragraph" loext:hidden="true" style:hidden="true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rame_20_contents" style:display-name="Frame contents" style:family="paragraph" loext:hidden="true" style:hidden="true" style:parent-style-name="Standard" style:class="extra"/>
    <style:style style:name="Signature" style:family="paragraph" loext:hidden="true" style:hidden="true" style:parent-style-name="Standard" style:class="text">
      <style:paragraph-properties text:number-lines="false" text:line-number="0"/>
    </style:style>
    <style:style style:name="Preformatted_20_Text" style:display-name="Preformatted Text" style:family="paragraph" loext:hidden="true" style:hidden="true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Appendix" style:family="paragraph" loext:hidden="true" style:hidden="true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loext:hidden="true" style:hidden="true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Figure_20_Index_20_Heading" style:display-name="Figure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loext:hidden="true" style:hidden="true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loext:hidden="true" style:hidden="true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" style:family="paragraph" loext:hidden="true" style:hidden="true" style:parent-style-name="Caption" style:class="extra"/>
    <style:style style:name="Table" style:family="paragraph" loext:hidden="true" style:hidden="true" style:parent-style-name="Caption" style:class="extra"/>
    <style:style style:name="Text" style:family="paragraph" loext:hidden="true" style:hidden="true" style:parent-style-name="Caption" style:class="extra"/>
    <style:style style:name="Drawing" style:family="paragraph" loext:hidden="true" style:hidden="true" style:parent-style-name="Caption" style:class="extra"/>
    <style:style style:name="Header_20_left" style:display-name="Header left" style:family="paragraph" loext:hidden="true" style:hidden="true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loext:hidden="true" style:hidden="true" style:parent-style-name="Head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loext:hidden="true" style:hidden="true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loext:hidden="true" style:hidden="true" style:parent-style-name="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loext:hidden="true" style:hidden="true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llustration" style:family="paragraph" loext:hidden="true" style:hidden="true" style:parent-style-name="Caption" style:class="extra"/>
    <style:style style:name="Table_20_index_20_1" style:display-name="Table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7" style:display-name="Contents 7" style:family="paragraph" loext:hidden="true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Figure_20_Index_20_1" style:display-name="Figure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1" style:display-name="User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loext:hidden="true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loext:hidden="true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loext:hidden="true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loext:hidden="true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6" style:display-name="User Index 6" style:family="paragraph" loext:hidden="true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loext:hidden="true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loext:hidden="true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loext:hidden="true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loext:hidden="true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ntents_20_2" style:display-name="Contents 2" style:family="paragraph" loext:hidden="true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loext:hidden="true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loext:hidden="true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loext:hidden="true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loext:hidden="true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8" style:display-name="Contents 8" style:family="paragraph" loext:hidden="true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loext:hidden="true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loext:hidden="true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Bibliography_20_1" style:display-name="Bibliography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Object_20_index_20_1" style:display-name="Object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dex_20_1" style:display-name="Index 1" style:family="paragraph" loext:hidden="true" style:hidden="true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loext:hidden="true" style:hidden="true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loext:hidden="true" style:hidden="true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loext:hidden="true" style:hidden="true" style:parent-style-name="Index" style:class="index">
      <style:paragraph-properties fo:margin-left="0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style:contextual-spacing="false" fo:text-align="center" style:justify-single-word="false"/>
      <style:text-properties fo:text-transform="uppercase" fo:font-size="12pt" fo:font-weight="normal" style:font-size-asian="85%" style:font-weight-asian="bold" style:font-size-complex="85%" style:font-weight-complex="bold"/>
    </style:style>
    <style:style style:name="Heading_20_6" style:display-name="Heading 6" style:family="paragraph" loext:hidden="true" style:hidden="true" style:parent-style-name="Heading" style:next-style-name="Text_20_body" style:default-outline-level="6" style:list-style-name="Outline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loext:hidden="true" style:hidden="true" style:parent-style-name="Heading" style:next-style-name="Text_20_body" style:default-outline-level="7" style:list-style-name="Outline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loext:hidden="true" style:hidden="true" style:parent-style-name="Heading" style:next-style-name="Text_20_body" style:default-outline-level="8" style:list-style-name="Outline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loext:hidden="true" style:hidden="true" style:parent-style-name="Heading" style:next-style-name="Text_20_body" style:default-outline-level="9" style:list-style-name="Outline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loext:hidden="true" style:hidden="true" style:parent-style-name="Heading" style:next-style-name="Text_20_body" style:default-outline-level="10" style:list-style-name="Outline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Marginalia" style:family="paragraph" loext:hidden="true" style:hidden="true" style:parent-style-name="Text_20_body" style:class="text">
      <style:paragraph-properties fo:margin-left="4.001cm" fo:margin-right="0cm" fo:text-indent="0cm" style:auto-text-indent="false"/>
    </style:style>
    <style:style style:name="List_20_Indent" style:display-name="List Indent" style:family="paragraph" loext:hidden="true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Numbering_20_5_20_Cont." style:display-name="Numbering 5 Cont.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List_20_1" style:display-name="List 1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Cont." style:display-name="List 1 Cont.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1_20_End" style:display-name="List 1 End" style:family="paragraph" loext:hidden="true" style:hidden="true" style:parent-style-name="List" style:next-style-name="List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List_20_1_20_Start" style:display-name="List 1 Start" style:family="paragraph" loext:hidden="true" style:hidden="true" style:parent-style-name="List" style:next-style-name="List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2" style:display-name="List 2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2_20_Cont." style:display-name="List 2 Cont.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List_20_2_20_End" style:display-name="List 2 End" style:family="paragraph" loext:hidden="true" style:hidden="true" style:parent-style-name="List" style:next-style-name="List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List_20_2_20_Start" style:display-name="List 2 Start" style:family="paragraph" loext:hidden="true" style:hidden="true" style:parent-style-name="List" style:next-style-name="List_20_2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List_20_3" style:display-name="List 3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3_20_Cont." style:display-name="List 3 Cont.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List_20_3_20_End" style:display-name="List 3 End" style:family="paragraph" loext:hidden="true" style:hidden="true" style:parent-style-name="List" style:next-style-name="List_20_3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List_20_3_20_Start" style:display-name="List 3 Start" style:family="paragraph" loext:hidden="true" style:hidden="true" style:parent-style-name="List" style:next-style-name="List_20_3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List_20_4" style:display-name="List 4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List_20_4_20_Cont." style:display-name="List 4 Cont.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List_20_4_20_End" style:display-name="List 4 End" style:family="paragraph" loext:hidden="true" style:hidden="true" style:parent-style-name="List" style:next-style-name="List_20_4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List_20_4_20_Start" style:display-name="List 4 Start" style:family="paragraph" loext:hidden="true" style:hidden="true" style:parent-style-name="List" style:next-style-name="List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List_20_5" style:display-name="List 5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List_20_5_20_Cont." style:display-name="List 5 Cont.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List_20_5_20_End" style:display-name="List 5 End" style:family="paragraph" loext:hidden="true" style:hidden="true" style:parent-style-name="List" style:next-style-name="List_20_5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List_20_5_20_Start" style:display-name="List 5 Start" style:family="paragraph" loext:hidden="true" style:hidden="true" style:parent-style-name="List" style:next-style-name="List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Numbering_20_1" style:display-name="Numbering 1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loext:hidden="true" style:hidden="true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Numbering_20_1_20_End" style:display-name="Numbering 1 End" style:family="paragraph" loext:hidden="true" style:hidden="true" style:parent-style-name="List" style:next-style-name="Numbering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Numbering_20_1_20_Cont." style:display-name="Numbering 1 Cont.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Numbering_20_2" style:display-name="Numbering 2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Numbering_20_2_20_Start" style:display-name="Numbering 2 Start" style:family="paragraph" loext:hidden="true" style:hidden="true" style:parent-style-name="List" style:next-style-name="Numbering_20_2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Numbering_20_2_20_End" style:display-name="Numbering 2 End" style:family="paragraph" loext:hidden="true" style:hidden="true" style:parent-style-name="List" style:next-style-name="Numbering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Numbering_20_2_20_Cont." style:display-name="Numbering 2 Cont.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Numbering_20_3" style:display-name="Numbering 3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Numbering_20_3_20_Start" style:display-name="Numbering 3 Start" style:family="paragraph" loext:hidden="true" style:hidden="true" style:parent-style-name="List" style:next-style-name="Numbering_20_3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Numbering_20_3_20_End" style:display-name="Numbering 3 End" style:family="paragraph" loext:hidden="true" style:hidden="true" style:parent-style-name="List" style:next-style-name="Numbering_20_3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Numbering_20_3_20_Cont." style:display-name="Numbering 3 Cont.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Numbering_20_4" style:display-name="Numbering 4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Numbering_20_4_20_Start" style:display-name="Numbering 4 Start" style:family="paragraph" loext:hidden="true" style:hidden="true" style:parent-style-name="List" style:next-style-name="Numbering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Numbering_20_4_20_End" style:display-name="Numbering 4 End" style:family="paragraph" loext:hidden="true" style:hidden="true" style:parent-style-name="List" style:next-style-name="Numbering_20_4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Numbering_20_4_20_Cont." style:display-name="Numbering 4 Cont.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Numbering_20_5" style:display-name="Numbering 5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Numbering_20_5_20_Start" style:display-name="Numbering 5 Start" style:family="paragraph" loext:hidden="true" style:hidden="true" style:parent-style-name="List" style:next-style-name="Numbering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Numbering_20_5_20_End" style:display-name="Numbering 5 End" style:family="paragraph" loext:hidden="true" style:hidden="true" style:parent-style-name="List" style:next-style-name="Numbering_20_5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Hanging_20_indent" style:display-name="Hanging indent" style:family="paragraph" loext:hidden="true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loext:hidden="true" style:hidden="true" style:parent-style-name="Text_20_body" style:class="text">
      <style:paragraph-properties fo:margin-left="0cm" fo:margin-right="0cm" fo:text-indent="0.499cm" style:auto-text-indent="false"/>
    </style:style>
    <style:style style:name="Citação" style:family="paragraph" style:parent-style-name="Standard" style:auto-update="true">
      <style:text-properties style:font-name="Arial" fo:font-family="Arial" style:font-style-name="Normal" style:font-family-generic="swiss" style:font-pitch="variable" fo:language="pt" fo:country="BR"/>
    </style:style>
    <style:style style:name="Abstrato" style:family="paragraph" style:parent-style-name="Standard">
      <style:paragraph-properties fo:margin-left="8.999cm" fo:margin-right="0cm" fo:text-indent="0cm" style:auto-text-indent="false"/>
    </style:style>
    <style:style style:name="Strong_20_Emphasis" style:display-name="Strong Emphasis" style:family="text">
      <style:text-properties style:font-name="Arial1" fo:font-family="Arial" style:font-style-name="Negrito" style:font-family-generic="swiss" style:font-pitch="variable" fo:font-weight="bold" style:font-weight-asian="bold" style:font-weight-complex="bold"/>
    </style:style>
    <style:style style:name="Emphasis" style:family="text">
      <style:text-properties style:font-name="Arial2" fo:font-family="Arial" style:font-style-name="Itálico" style:font-family-generic="swiss" style:font-pitch="variable" fo:font-style="italic" style:font-style-asian="italic" style:font-style-complex="italic"/>
    </style:style>
    <style:style style:name="Main_20_index_20_entry" style:display-name="Main index entry" style:family="text" loext:hidden="true" style:hidden="true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font-name="Arial" fo:font-family="Arial" style:font-style-name="Normal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style:font-name="Arial" fo:font-family="Arial" style:font-style-name="Normal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tion" style:family="text">
      <style:text-properties style:font-name="Arial2" fo:font-family="Arial" style:font-style-name="Itálico" style:font-family-generic="swiss" style:font-pitch="variable" fo:font-style="italic" style:font-style-asian="italic" style:font-style-complex="italic"/>
    </style:style>
    <style:style style:name="Footnote_20_Symbol" style:display-name="Footnote Symbol" style:family="text" loext:hidden="true" style:hidden="true"/>
    <style:style style:name="Endnote_20_anchor" style:display-name="Endnote anchor" style:family="text" loext:hidden="true" style:hidden="true">
      <style:text-properties style:text-position="super 58%"/>
    </style:style>
    <style:style style:name="Footnote_20_anchor" style:display-name="Footnote anchor" style:family="text" loext:hidden="true" style:hidden="true">
      <style:text-properties style:text-position="super 58%"/>
    </style:style>
    <style:style style:name="Caption_20_characters" style:display-name="Caption characters" style:family="text" loext:hidden="true" style:hidden="true"/>
    <style:style style:name="Endnote_20_Symbol" style:display-name="Endnote Symbol" style:family="text" loext:hidden="true" style:hidden="true"/>
    <style:style style:name="Source_20_Text" style:display-name="Source Text" style:family="text">
      <style:text-properties style:font-name="Arial" fo:font-family="Arial" style:font-style-name="Normal" style:font-family-generic="swiss" style:font-pitch="variable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 loext:hidden="true" style:hidden="true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 loext:hidden="true" style:hidden="true"/>
    <style:style style:name="Index_20_Link" style:display-name="Index Link" style:family="text" loext:hidden="true" style:hidden="true"/>
    <style:style style:name="Example" style:family="text" loext:hidden="true" style:hidden="true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 loext:hidden="true" style:hidden="true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 loext:hidden="true" style:hidden="true"/>
    <style:style style:name="Drop_20_Caps" style:display-name="Drop Caps" style:family="text" loext:hidden="true" style:hidden="true"/>
    <style:style style:name="Teletype" style:family="text" loext:hidden="true" style:hidden="true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Rubies" style:family="text" loext:hidden="true" style:hidden="true">
      <style:text-properties fo:font-size="6pt" style:text-underline-style="none" style:font-size-asian="6pt" style:font-size-complex="6pt" style:text-emphasize="none"/>
    </style:style>
    <style:style style:name="Page_20_Number" style:display-name="Page Number" style:family="text" loext:hidden="true" style:hidden="true"/>
    <style:style style:name="Vertical_20_Numbering_20_Symbols" style:display-name="Vertical Numbering Symbols" style:family="text" loext:hidden="true" style:hidden="true">
      <style:text-properties style:text-rotation-angle="90" style:text-rotation-scale="line-height"/>
    </style:style>
    <style:style style:name="Line_20_numbering" style:display-name="Line numbering" style:family="text" loext:hidden="true" style:hidden="true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bottom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Figura1" text:anchor-type="char" svg:width="17cm" svg:height="2.748cm" draw:z-index="14"><draw:image xlink:href="Pictures/1000000000000500000000CF73E1439B139099FF.jpg" xlink:type="simple" xlink:show="embed" xlink:actuate="onLoad" draw:mime-type="image/jpeg"/></draw:frame></text:p>
      </style:head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6-07T11:36:11.196000000</dc:date>
    <meta:editing-duration>PT52M40S</meta:editing-duration>
    <meta:editing-cycles>29</meta:editing-cycles>
    <meta:generator>LibreOffice/7.1.3.2$Windows_X86_64 LibreOffice_project/47f78053abe362b9384784d31a6e56f8511eb1c1</meta:generator>
    <meta:document-statistic meta:table-count="1" meta:image-count="1" meta:object-count="0" meta:page-count="15" meta:paragraph-count="377" meta:word-count="2720" meta:character-count="15325" meta:non-whitespace-character-count="13225"/>
  </office:meta>
</office:document-meta>
</file>